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2.974cm"/>
    </style:style>
    <style:style style:name="co3" style:family="table-column">
      <style:table-column-properties fo:break-before="auto" style:column-width="4.528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>
            <text:p>make_id</text:p>
          </table:table-cell>
          <table:table-cell office:value-type="string">
            <text:p>make_name</text:p>
          </table:table-cell>
          <table:table-cell office:value-type="string">
            <text:p>model_name</text:p>
          </table:table-cell>
          <table:table-cell office:value-type="string">
            <text:p>record_d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CURA</text:p>
          </table:table-cell>
          <table:table-cell office:value-type="string">
            <text:p>CL</text:p>
          </table:table-cell>
          <table:table-cell office:value-type="date" office:date-value="1997-01-12">
            <text:p>12/01/9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CURA</text:p>
          </table:table-cell>
          <table:table-cell office:value-type="string">
            <text:p>EL</text:p>
          </table:table-cell>
          <table:table-cell office:value-type="date" office:date-value="1997-01-18">
            <text:p>18/01/9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CURA</text:p>
          </table:table-cell>
          <table:table-cell office:value-type="string">
            <text:p>INTEGRA</text:p>
          </table:table-cell>
          <table:table-cell office:value-type="date" office:date-value="1997-02-15">
            <text:p>15/02/9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CURA</text:p>
          </table:table-cell>
          <table:table-cell office:value-type="string">
            <text:p>INTEGRA GS-R</text:p>
          </table:table-cell>
          <table:table-cell office:value-type="date" office:date-value="1997-02-17">
            <text:p>17/02/9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CURA</text:p>
          </table:table-cell>
          <table:table-cell office:value-type="string">
            <text:p>INTEGRA SE</text:p>
          </table:table-cell>
          <table:table-cell office:value-type="date" office:date-value="1997-04-03">
            <text:p>03/04/9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CURA</text:p>
          </table:table-cell>
          <table:table-cell office:value-type="string">
            <text:p>LEGEND</text:p>
          </table:table-cell>
          <table:table-cell office:value-type="date" office:date-value="1997-04-13">
            <text:p>13/04/9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CURA</text:p>
          </table:table-cell>
          <table:table-cell office:value-type="string">
            <text:p>MDX</text:p>
          </table:table-cell>
          <table:table-cell office:value-type="date" office:date-value="1997-04-25">
            <text:p>25/04/9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CURA</text:p>
          </table:table-cell>
          <table:table-cell office:value-type="string">
            <text:p>NSX</text:p>
          </table:table-cell>
          <table:table-cell office:value-type="date" office:date-value="1997-05-19">
            <text:p>19/05/9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CURA</text:p>
          </table:table-cell>
          <table:table-cell office:value-type="string">
            <text:p>RDX</text:p>
          </table:table-cell>
          <table:table-cell office:value-type="date" office:date-value="1997-06-30">
            <text:p>30/06/9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ACURA</text:p>
          </table:table-cell>
          <table:table-cell office:value-type="string">
            <text:p>RL</text:p>
          </table:table-cell>
          <table:table-cell office:value-type="date" office:date-value="1997-07-23">
            <text:p>23/07/9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CURA</text:p>
          </table:table-cell>
          <table:table-cell office:value-type="string">
            <text:p>RSX</text:p>
          </table:table-cell>
          <table:table-cell office:value-type="date" office:date-value="1997-09-02">
            <text:p>02/09/9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CURA</text:p>
          </table:table-cell>
          <table:table-cell office:value-type="string">
            <text:p>SLX</text:p>
          </table:table-cell>
          <table:table-cell office:value-type="date" office:date-value="1997-09-04">
            <text:p>04/09/9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ACURA</text:p>
          </table:table-cell>
          <table:table-cell office:value-type="string">
            <text:p>TL</text:p>
          </table:table-cell>
          <table:table-cell office:value-type="date" office:date-value="1997-11-18">
            <text:p>18/11/9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ACURA</text:p>
          </table:table-cell>
          <table:table-cell office:value-type="string">
            <text:p>TSX</text:p>
          </table:table-cell>
          <table:table-cell office:value-type="date" office:date-value="1997-02-04">
            <text:p>04/02/9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AM GENERAL</text:p>
          </table:table-cell>
          <table:table-cell office:value-type="string">
            <text:p>HUMMER</text:p>
          </table:table-cell>
          <table:table-cell office:value-type="date" office:date-value="1997-02-24">
            <text:p>24/02/9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ASTON MARTIN</text:p>
          </table:table-cell>
          <table:table-cell office:value-type="string">
            <text:p>DB7</text:p>
          </table:table-cell>
          <table:table-cell office:value-type="date" office:date-value="1997-02-28">
            <text:p>28/02/9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ASTON MARTIN</text:p>
          </table:table-cell>
          <table:table-cell office:value-type="string">
            <text:p>DB9</text:p>
          </table:table-cell>
          <table:table-cell office:value-type="date" office:date-value="1997-03-15">
            <text:p>15/03/9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ASTON MARTIN</text:p>
          </table:table-cell>
          <table:table-cell office:value-type="string">
            <text:p>V8 VANTAGE</text:p>
          </table:table-cell>
          <table:table-cell office:value-type="date" office:date-value="1997-04-05">
            <text:p>05/04/9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ASTON MARTIN</text:p>
          </table:table-cell>
          <table:table-cell office:value-type="string">
            <text:p>V12 VANQUISH S</text:p>
          </table:table-cell>
          <table:table-cell office:value-type="date" office:date-value="1997-04-07">
            <text:p>07/04/9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AUDI</text:p>
          </table:table-cell>
          <table:table-cell office:value-type="string">
            <text:p>A2</text:p>
          </table:table-cell>
          <table:table-cell office:value-type="date" office:date-value="1997-04-19">
            <text:p>19/04/9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UDI</text:p>
          </table:table-cell>
          <table:table-cell office:value-type="string">
            <text:p>A3</text:p>
          </table:table-cell>
          <table:table-cell office:value-type="date" office:date-value="1997-05-20">
            <text:p>20/05/9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UDI</text:p>
          </table:table-cell>
          <table:table-cell office:value-type="string">
            <text:p>A4</text:p>
          </table:table-cell>
          <table:table-cell office:value-type="date" office:date-value="1997-05-29">
            <text:p>29/05/9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AUDI</text:p>
          </table:table-cell>
          <table:table-cell office:value-type="string">
            <text:p>A6</text:p>
          </table:table-cell>
          <table:table-cell office:value-type="date" office:date-value="1997-07-19">
            <text:p>19/07/9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AUDI</text:p>
          </table:table-cell>
          <table:table-cell office:value-type="string">
            <text:p>A8</text:p>
          </table:table-cell>
          <table:table-cell office:value-type="date" office:date-value="1997-07-23">
            <text:p>23/07/9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AUDI</text:p>
          </table:table-cell>
          <table:table-cell office:value-type="string">
            <text:p>AVANT</text:p>
          </table:table-cell>
          <table:table-cell office:value-type="date" office:date-value="1997-08-12">
            <text:p>12/08/9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AUDI</text:p>
          </table:table-cell>
          <table:table-cell office:value-type="string">
            <text:p>CABRIOLET</text:p>
          </table:table-cell>
          <table:table-cell office:value-type="date" office:date-value="1997-09-24">
            <text:p>24/09/9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AUDI</text:p>
          </table:table-cell>
          <table:table-cell office:value-type="string">
            <text:p>Q7</text:p>
          </table:table-cell>
          <table:table-cell office:value-type="date" office:date-value="1997-09-27">
            <text:p>27/09/97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AUDI</text:p>
          </table:table-cell>
          <table:table-cell office:value-type="string">
            <text:p>R8</text:p>
          </table:table-cell>
          <table:table-cell office:value-type="date" office:date-value="1997-10-25">
            <text:p>25/10/9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AUDI</text:p>
          </table:table-cell>
          <table:table-cell office:value-type="string">
            <text:p>S4</text:p>
          </table:table-cell>
          <table:table-cell office:value-type="date" office:date-value="1997-10-29">
            <text:p>29/10/9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AUDI</text:p>
          </table:table-cell>
          <table:table-cell office:value-type="string">
            <text:p>TT</text:p>
          </table:table-cell>
          <table:table-cell office:value-type="date" office:date-value="1997-10-30">
            <text:p>30/10/9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BENTLEY</text:p>
          </table:table-cell>
          <table:table-cell office:value-type="string">
            <text:p>ARNAGE R</text:p>
          </table:table-cell>
          <table:table-cell office:value-type="date" office:date-value="1998-01-31">
            <text:p>31/01/98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BENTLEY</text:p>
          </table:table-cell>
          <table:table-cell office:value-type="string">
            <text:p>ARNAGE RL</text:p>
          </table:table-cell>
          <table:table-cell office:value-type="date" office:date-value="1998-02-02">
            <text:p>02/02/98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BENTLEY</text:p>
          </table:table-cell>
          <table:table-cell office:value-type="string">
            <text:p>ARNAGE T</text:p>
          </table:table-cell>
          <table:table-cell office:value-type="date" office:date-value="1998-02-07">
            <text:p>07/02/9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BENTLEY</text:p>
          </table:table-cell>
          <table:table-cell office:value-type="string">
            <text:p>CONTINENTAL GT</text:p>
          </table:table-cell>
          <table:table-cell office:value-type="date" office:date-value="1998-03-04">
            <text:p>04/03/98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BMW</text:p>
          </table:table-cell>
          <table:table-cell office:value-type="string">
            <text:p>3-SERIES</text:p>
          </table:table-cell>
          <table:table-cell office:value-type="date" office:date-value="1998-03-13">
            <text:p>13/03/98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BMW</text:p>
          </table:table-cell>
          <table:table-cell office:value-type="string">
            <text:p>318TI</text:p>
          </table:table-cell>
          <table:table-cell office:value-type="date" office:date-value="1998-03-18">
            <text:p>18/03/98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BMW</text:p>
          </table:table-cell>
          <table:table-cell office:value-type="float" office:value="323">
            <text:p>323</text:p>
          </table:table-cell>
          <table:table-cell office:value-type="date" office:date-value="1998-04-12">
            <text:p>12/04/98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BMW</text:p>
          </table:table-cell>
          <table:table-cell office:value-type="float" office:value="328">
            <text:p>328</text:p>
          </table:table-cell>
          <table:table-cell office:value-type="date" office:date-value="1998-04-15">
            <text:p>15/04/98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BMW</text:p>
          </table:table-cell>
          <table:table-cell office:value-type="string">
            <text:p>5-SERIES</text:p>
          </table:table-cell>
          <table:table-cell office:value-type="date" office:date-value="1998-04-21">
            <text:p>21/04/98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BMW</text:p>
          </table:table-cell>
          <table:table-cell office:value-type="string">
            <text:p>6-SERIES</text:p>
          </table:table-cell>
          <table:table-cell office:value-type="date" office:date-value="1998-04-24">
            <text:p>24/04/98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BMW</text:p>
          </table:table-cell>
          <table:table-cell office:value-type="string">
            <text:p>7-SERIES</text:p>
          </table:table-cell>
          <table:table-cell office:value-type="date" office:date-value="1998-04-24">
            <text:p>24/04/98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BMW</text:p>
          </table:table-cell>
          <table:table-cell office:value-type="string">
            <text:p>ISETTA</text:p>
          </table:table-cell>
          <table:table-cell office:value-type="date" office:date-value="1998-05-07">
            <text:p>07/05/98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BMW</text:p>
          </table:table-cell>
          <table:table-cell office:value-type="string">
            <text:p>M3</text:p>
          </table:table-cell>
          <table:table-cell office:value-type="date" office:date-value="1998-05-14">
            <text:p>14/05/98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BMW</text:p>
          </table:table-cell>
          <table:table-cell office:value-type="string">
            <text:p>X3</text:p>
          </table:table-cell>
          <table:table-cell office:value-type="date" office:date-value="1998-05-15">
            <text:p>15/05/98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BMW</text:p>
          </table:table-cell>
          <table:table-cell office:value-type="string">
            <text:p>X5</text:p>
          </table:table-cell>
          <table:table-cell office:value-type="date" office:date-value="1998-05-19">
            <text:p>19/05/98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BMW</text:p>
          </table:table-cell>
          <table:table-cell office:value-type="string">
            <text:p>Z1</text:p>
          </table:table-cell>
          <table:table-cell office:value-type="date" office:date-value="1998-05-25">
            <text:p>25/05/98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BMW</text:p>
          </table:table-cell>
          <table:table-cell office:value-type="string">
            <text:p>Z3</text:p>
          </table:table-cell>
          <table:table-cell office:value-type="date" office:date-value="1998-05-25">
            <text:p>25/05/98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BMW</text:p>
          </table:table-cell>
          <table:table-cell office:value-type="string">
            <text:p>Z3 ROADSTER</text:p>
          </table:table-cell>
          <table:table-cell office:value-type="date" office:date-value="1998-05-28">
            <text:p>28/05/98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BMW</text:p>
          </table:table-cell>
          <table:table-cell office:value-type="string">
            <text:p>Z4</text:p>
          </table:table-cell>
          <table:table-cell office:value-type="date" office:date-value="1998-06-05">
            <text:p>05/06/9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BMW</text:p>
          </table:table-cell>
          <table:table-cell office:value-type="string">
            <text:p>Z8</text:p>
          </table:table-cell>
          <table:table-cell office:value-type="date" office:date-value="1998-06-08">
            <text:p>08/06/98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BUICK</text:p>
          </table:table-cell>
          <table:table-cell office:value-type="string">
            <text:p>APOLLO</text:p>
          </table:table-cell>
          <table:table-cell office:value-type="date" office:date-value="1998-06-15">
            <text:p>15/06/98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BUICK</text:p>
          </table:table-cell>
          <table:table-cell office:value-type="string">
            <text:p>CENTURY</text:p>
          </table:table-cell>
          <table:table-cell office:value-type="date" office:date-value="1998-06-16">
            <text:p>16/06/98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BUICK</text:p>
          </table:table-cell>
          <table:table-cell office:value-type="string">
            <text:p>LACROSSE</text:p>
          </table:table-cell>
          <table:table-cell office:value-type="date" office:date-value="1998-07-15">
            <text:p>15/07/98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BUICK</text:p>
          </table:table-cell>
          <table:table-cell office:value-type="string">
            <text:p>LESABRE</text:p>
          </table:table-cell>
          <table:table-cell office:value-type="date" office:date-value="1998-07-19">
            <text:p>19/07/98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BUICK</text:p>
          </table:table-cell>
          <table:table-cell office:value-type="string">
            <text:p>LUCERNE</text:p>
          </table:table-cell>
          <table:table-cell office:value-type="date" office:date-value="1998-10-06">
            <text:p>06/10/98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BUICK</text:p>
          </table:table-cell>
          <table:table-cell office:value-type="string">
            <text:p>PARK AVENUE</text:p>
          </table:table-cell>
          <table:table-cell office:value-type="date" office:date-value="1998-11-04">
            <text:p>04/11/98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BUICK</text:p>
          </table:table-cell>
          <table:table-cell office:value-type="string">
            <text:p>RAINIER</text:p>
          </table:table-cell>
          <table:table-cell office:value-type="date" office:date-value="1998-11-14">
            <text:p>14/11/98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BUICK</text:p>
          </table:table-cell>
          <table:table-cell office:value-type="string">
            <text:p>REGAL</text:p>
          </table:table-cell>
          <table:table-cell office:value-type="date" office:date-value="1998-11-19">
            <text:p>19/11/98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BUICK</text:p>
          </table:table-cell>
          <table:table-cell office:value-type="string">
            <text:p>RENDEZVOUS</text:p>
          </table:table-cell>
          <table:table-cell office:value-type="date" office:date-value="1998-11-20">
            <text:p>20/11/98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BUICK</text:p>
          </table:table-cell>
          <table:table-cell office:value-type="string">
            <text:p>RIVIERA</text:p>
          </table:table-cell>
          <table:table-cell office:value-type="date" office:date-value="1998-12-20">
            <text:p>20/12/98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BUICK</text:p>
          </table:table-cell>
          <table:table-cell office:value-type="string">
            <text:p>TERRAZA</text:p>
          </table:table-cell>
          <table:table-cell office:value-type="date" office:date-value="1998-02-01">
            <text:p>01/02/98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CADILLAC</text:p>
          </table:table-cell>
          <table:table-cell office:value-type="string">
            <text:p>CATERA</text:p>
          </table:table-cell>
          <table:table-cell office:value-type="date" office:date-value="1998-02-02">
            <text:p>02/02/98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CADILLAC</text:p>
          </table:table-cell>
          <table:table-cell office:value-type="string">
            <text:p>DEVILLE</text:p>
          </table:table-cell>
          <table:table-cell office:value-type="date" office:date-value="1998-02-13">
            <text:p>13/02/98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CADILLAC</text:p>
          </table:table-cell>
          <table:table-cell office:value-type="string">
            <text:p>ELDORADO</text:p>
          </table:table-cell>
          <table:table-cell office:value-type="date" office:date-value="1998-02-14">
            <text:p>14/02/98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CADILLAC</text:p>
          </table:table-cell>
          <table:table-cell office:value-type="string">
            <text:p>ESCALADE</text:p>
          </table:table-cell>
          <table:table-cell office:value-type="date" office:date-value="1998-03-12">
            <text:p>12/03/9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CADILLAC</text:p>
          </table:table-cell>
          <table:table-cell office:value-type="string">
            <text:p>SEVILLE</text:p>
          </table:table-cell>
          <table:table-cell office:value-type="date" office:date-value="1998-04-20">
            <text:p>20/04/98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CADILLAC</text:p>
          </table:table-cell>
          <table:table-cell office:value-type="string">
            <text:p>STS</text:p>
          </table:table-cell>
          <table:table-cell office:value-type="date" office:date-value="1998-05-05">
            <text:p>05/05/98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CHEVROLET</text:p>
          </table:table-cell>
          <table:table-cell office:value-type="string">
            <text:p>ASTRO</text:p>
          </table:table-cell>
          <table:table-cell office:value-type="date" office:date-value="1998-06-05">
            <text:p>05/06/98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CHEVROLET</text:p>
          </table:table-cell>
          <table:table-cell office:value-type="string">
            <text:p>AVEO</text:p>
          </table:table-cell>
          <table:table-cell office:value-type="date" office:date-value="1998-06-21">
            <text:p>21/06/9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CHEVROLET</text:p>
          </table:table-cell>
          <table:table-cell office:value-type="string">
            <text:p>BERETTA</text:p>
          </table:table-cell>
          <table:table-cell office:value-type="date" office:date-value="1998-06-25">
            <text:p>25/06/98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CHEVROLET</text:p>
          </table:table-cell>
          <table:table-cell office:value-type="string">
            <text:p>BLAZER</text:p>
          </table:table-cell>
          <table:table-cell office:value-type="date" office:date-value="1998-07-01">
            <text:p>01/07/98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CHEVROLET</text:p>
          </table:table-cell>
          <table:table-cell office:value-type="string">
            <text:p>C/K</text:p>
          </table:table-cell>
          <table:table-cell office:value-type="date" office:date-value="1998-07-21">
            <text:p>21/07/98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CHEVROLET</text:p>
          </table:table-cell>
          <table:table-cell office:value-type="string">
            <text:p>CAMARO Z28</text:p>
          </table:table-cell>
          <table:table-cell office:value-type="date" office:date-value="1998-07-26">
            <text:p>26/07/98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CHEVROLET</text:p>
          </table:table-cell>
          <table:table-cell office:value-type="string">
            <text:p>CARGO VAN</text:p>
          </table:table-cell>
          <table:table-cell office:value-type="date" office:date-value="1998-08-01">
            <text:p>01/08/98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CHEVROLET</text:p>
          </table:table-cell>
          <table:table-cell office:value-type="string">
            <text:p>CAVALIER</text:p>
          </table:table-cell>
          <table:table-cell office:value-type="date" office:date-value="1998-08-04">
            <text:p>04/08/98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CHEVROLET</text:p>
          </table:table-cell>
          <table:table-cell office:value-type="string">
            <text:p>CAVALIER Z24</text:p>
          </table:table-cell>
          <table:table-cell office:value-type="date" office:date-value="1998-08-04">
            <text:p>04/08/98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CHEVROLET</text:p>
          </table:table-cell>
          <table:table-cell office:value-type="string">
            <text:p>CHEVELLE</text:p>
          </table:table-cell>
          <table:table-cell office:value-type="date" office:date-value="1998-09-05">
            <text:p>05/09/98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CHEVROLET</text:p>
          </table:table-cell>
          <table:table-cell office:value-type="string">
            <text:p>CHEVETTE</text:p>
          </table:table-cell>
          <table:table-cell office:value-type="date" office:date-value="1998-09-07">
            <text:p>07/09/98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CHEVROLET</text:p>
          </table:table-cell>
          <table:table-cell office:value-type="string">
            <text:p>CITATION X-11</text:p>
          </table:table-cell>
          <table:table-cell office:value-type="date" office:date-value="1998-09-10">
            <text:p>10/09/98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CHEVROLET</text:p>
          </table:table-cell>
          <table:table-cell office:value-type="string">
            <text:p>COBALT</text:p>
          </table:table-cell>
          <table:table-cell office:value-type="date" office:date-value="1998-09-18">
            <text:p>18/09/98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CHEVROLET</text:p>
          </table:table-cell>
          <table:table-cell office:value-type="string">
            <text:p>CORSICA</text:p>
          </table:table-cell>
          <table:table-cell office:value-type="date" office:date-value="1998-09-19">
            <text:p>19/09/98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CHEVROLET</text:p>
          </table:table-cell>
          <table:table-cell office:value-type="string">
            <text:p>CORVAIR</text:p>
          </table:table-cell>
          <table:table-cell office:value-type="date" office:date-value="1998-10-28">
            <text:p>28/10/98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CHEVROLET</text:p>
          </table:table-cell>
          <table:table-cell office:value-type="string">
            <text:p>CORVETTE</text:p>
          </table:table-cell>
          <table:table-cell office:value-type="date" office:date-value="1998-11-18">
            <text:p>18/11/98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CHEVROLET</text:p>
          </table:table-cell>
          <table:table-cell office:value-type="string">
            <text:p>EXPRESS</text:p>
          </table:table-cell>
          <table:table-cell office:value-type="date" office:date-value="1999-02-05">
            <text:p>05/02/99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CHEVROLET</text:p>
          </table:table-cell>
          <table:table-cell office:value-type="string">
            <text:p>IMPALA</text:p>
          </table:table-cell>
          <table:table-cell office:value-type="date" office:date-value="1999-02-06">
            <text:p>06/02/9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CHEVROLET</text:p>
          </table:table-cell>
          <table:table-cell office:value-type="string">
            <text:p>LUMINA</text:p>
          </table:table-cell>
          <table:table-cell office:value-type="date" office:date-value="1999-02-11">
            <text:p>11/02/99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CHEVROLET</text:p>
          </table:table-cell>
          <table:table-cell office:value-type="string">
            <text:p>MALIBU</text:p>
          </table:table-cell>
          <table:table-cell office:value-type="date" office:date-value="1999-02-26">
            <text:p>26/02/99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CHEVROLET</text:p>
          </table:table-cell>
          <table:table-cell office:value-type="string">
            <text:p>METRO</text:p>
          </table:table-cell>
          <table:table-cell office:value-type="date" office:date-value="1999-02-28">
            <text:p>28/02/99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CHEVROLET</text:p>
          </table:table-cell>
          <table:table-cell office:value-type="string">
            <text:p>MONTE CARLO</text:p>
          </table:table-cell>
          <table:table-cell office:value-type="date" office:date-value="1999-03-03">
            <text:p>03/03/9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CHEVROLET</text:p>
          </table:table-cell>
          <table:table-cell office:value-type="string">
            <text:p>NOVA</text:p>
          </table:table-cell>
          <table:table-cell office:value-type="date" office:date-value="1999-03-05">
            <text:p>05/03/99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CHEVROLET</text:p>
          </table:table-cell>
          <table:table-cell office:value-type="string">
            <text:p>PRIZM</text:p>
          </table:table-cell>
          <table:table-cell office:value-type="date" office:date-value="1999-04-03">
            <text:p>03/04/99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CHEVROLET</text:p>
          </table:table-cell>
          <table:table-cell office:value-type="string">
            <text:p>S-10</text:p>
          </table:table-cell>
          <table:table-cell office:value-type="date" office:date-value="1999-04-04">
            <text:p>04/04/99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CHEVROLET</text:p>
          </table:table-cell>
          <table:table-cell office:value-type="string">
            <text:p>SILVERADO</text:p>
          </table:table-cell>
          <table:table-cell office:value-type="date" office:date-value="1999-04-05">
            <text:p>05/04/99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CHEVROLET</text:p>
          </table:table-cell>
          <table:table-cell office:value-type="string">
            <text:p>SUBURBAN</text:p>
          </table:table-cell>
          <table:table-cell office:value-type="date" office:date-value="1999-04-08">
            <text:p>08/04/99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CHEVROLET</text:p>
          </table:table-cell>
          <table:table-cell office:value-type="string">
            <text:p>TAHOE</text:p>
          </table:table-cell>
          <table:table-cell office:value-type="date" office:date-value="1999-06-03">
            <text:p>03/06/99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CHEVROLET</text:p>
          </table:table-cell>
          <table:table-cell office:value-type="string">
            <text:p>TRACKER</text:p>
          </table:table-cell>
          <table:table-cell office:value-type="date" office:date-value="1999-07-25">
            <text:p>25/07/99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CHEVROLET</text:p>
          </table:table-cell>
          <table:table-cell office:value-type="string">
            <text:p>VENTURE</text:p>
          </table:table-cell>
          <table:table-cell office:value-type="date" office:date-value="1999-08-06">
            <text:p>06/08/99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CHRYSLER</text:p>
          </table:table-cell>
          <table:table-cell office:value-type="string">
            <text:p>300M</text:p>
          </table:table-cell>
          <table:table-cell office:value-type="date" office:date-value="1999-10-02">
            <text:p>02/10/99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CHRYSLER</text:p>
          </table:table-cell>
          <table:table-cell office:value-type="string">
            <text:p>CIRRUS</text:p>
          </table:table-cell>
          <table:table-cell office:value-type="date" office:date-value="1999-10-12">
            <text:p>12/10/99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CHRYSLER</text:p>
          </table:table-cell>
          <table:table-cell office:value-type="string">
            <text:p>CONCORDE</text:p>
          </table:table-cell>
          <table:table-cell office:value-type="date" office:date-value="1999-11-02">
            <text:p>02/11/99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CHRYSLER</text:p>
          </table:table-cell>
          <table:table-cell office:value-type="string">
            <text:p>CROSSFIRE</text:p>
          </table:table-cell>
          <table:table-cell office:value-type="date" office:date-value="1999-02-14">
            <text:p>14/02/99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CHRYSLER</text:p>
          </table:table-cell>
          <table:table-cell office:value-type="string">
            <text:p>LEBARON</text:p>
          </table:table-cell>
          <table:table-cell office:value-type="date" office:date-value="1999-02-21">
            <text:p>21/02/99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CHRYSLER</text:p>
          </table:table-cell>
          <table:table-cell office:value-type="string">
            <text:p>LHS</text:p>
          </table:table-cell>
          <table:table-cell office:value-type="date" office:date-value="1999-03-23">
            <text:p>23/03/99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CHRYSLER</text:p>
          </table:table-cell>
          <table:table-cell office:value-type="string">
            <text:p>PACIFICA</text:p>
          </table:table-cell>
          <table:table-cell office:value-type="date" office:date-value="1999-03-26">
            <text:p>26/03/99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CHRYSLER</text:p>
          </table:table-cell>
          <table:table-cell office:value-type="string">
            <text:p>PROWLER</text:p>
          </table:table-cell>
          <table:table-cell office:value-type="date" office:date-value="1999-03-30">
            <text:p>30/03/99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CHRYSLER</text:p>
          </table:table-cell>
          <table:table-cell office:value-type="string">
            <text:p>PT CRUISER</text:p>
          </table:table-cell>
          <table:table-cell office:value-type="date" office:date-value="1999-06-08">
            <text:p>08/06/99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CHRYSLER</text:p>
          </table:table-cell>
          <table:table-cell office:value-type="string">
            <text:p>SEBRING</text:p>
          </table:table-cell>
          <table:table-cell office:value-type="date" office:date-value="1999-09-10">
            <text:p>10/09/99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CHRYSLER</text:p>
          </table:table-cell>
          <table:table-cell office:value-type="string">
            <text:p>SEBRING CONVERTIBLE</text:p>
          </table:table-cell>
          <table:table-cell office:value-type="date" office:date-value="1999-09-15">
            <text:p>15/09/99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CHRYSLER</text:p>
          </table:table-cell>
          <table:table-cell office:value-type="string">
            <text:p>TOWN &amp; COUNTRY</text:p>
          </table:table-cell>
          <table:table-cell office:value-type="date" office:date-value="1999-09-15">
            <text:p>15/09/99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AEWOO</text:p>
          </table:table-cell>
          <table:table-cell office:value-type="string">
            <text:p>LANOS</text:p>
          </table:table-cell>
          <table:table-cell office:value-type="date" office:date-value="1999-09-25">
            <text:p>25/09/99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AEWOO</text:p>
          </table:table-cell>
          <table:table-cell office:value-type="string">
            <text:p>LEGANZA</text:p>
          </table:table-cell>
          <table:table-cell office:value-type="date" office:date-value="1999-09-25">
            <text:p>25/09/99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AEWOO</text:p>
          </table:table-cell>
          <table:table-cell office:value-type="string">
            <text:p>MATIZ</text:p>
          </table:table-cell>
          <table:table-cell office:value-type="date" office:date-value="1999-09-30">
            <text:p>30/09/99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AEWOO</text:p>
          </table:table-cell>
          <table:table-cell office:value-type="string">
            <text:p>NUBIRA</text:p>
          </table:table-cell>
          <table:table-cell office:value-type="date" office:date-value="1999-10-14">
            <text:p>14/10/99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ODGE</text:p>
          </table:table-cell>
          <table:table-cell office:value-type="string">
            <text:p>AVENGER</text:p>
          </table:table-cell>
          <table:table-cell office:value-type="date" office:date-value="1999-10-20">
            <text:p>20/10/99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ODGE</text:p>
          </table:table-cell>
          <table:table-cell office:value-type="string">
            <text:p>CALIBER</text:p>
          </table:table-cell>
          <table:table-cell office:value-type="date" office:date-value="1999-11-21">
            <text:p>21/11/99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ODGE</text:p>
          </table:table-cell>
          <table:table-cell office:value-type="string">
            <text:p>CARAVAN</text:p>
          </table:table-cell>
          <table:table-cell office:value-type="date" office:date-value="1999-11-26">
            <text:p>26/11/99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ODGE</text:p>
          </table:table-cell>
          <table:table-cell office:value-type="string">
            <text:p>CHALLENGER</text:p>
          </table:table-cell>
          <table:table-cell office:value-type="date" office:date-value="2000-01-26">
            <text:p>26/01/00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ODGE</text:p>
          </table:table-cell>
          <table:table-cell office:value-type="string">
            <text:p>CHARGER</text:p>
          </table:table-cell>
          <table:table-cell office:value-type="date" office:date-value="2000-02-09">
            <text:p>09/02/00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ODGE</text:p>
          </table:table-cell>
          <table:table-cell office:value-type="string">
            <text:p>DAKOTA</text:p>
          </table:table-cell>
          <table:table-cell office:value-type="date" office:date-value="2000-02-21">
            <text:p>21/02/00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ODGE</text:p>
          </table:table-cell>
          <table:table-cell office:value-type="string">
            <text:p>DART</text:p>
          </table:table-cell>
          <table:table-cell office:value-type="date" office:date-value="2000-02-25">
            <text:p>25/02/00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ODGE</text:p>
          </table:table-cell>
          <table:table-cell office:value-type="string">
            <text:p>DURANGO</text:p>
          </table:table-cell>
          <table:table-cell office:value-type="date" office:date-value="2000-03-12">
            <text:p>12/03/00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ODGE</text:p>
          </table:table-cell>
          <table:table-cell office:value-type="string">
            <text:p>GRAND CARAVAN</text:p>
          </table:table-cell>
          <table:table-cell office:value-type="date" office:date-value="2000-04-15">
            <text:p>15/04/00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ODGE</text:p>
          </table:table-cell>
          <table:table-cell office:value-type="string">
            <text:p>INTREPID</text:p>
          </table:table-cell>
          <table:table-cell office:value-type="date" office:date-value="2000-04-30">
            <text:p>30/04/00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ODGE</text:p>
          </table:table-cell>
          <table:table-cell office:value-type="string">
            <text:p>MAGNUM</text:p>
          </table:table-cell>
          <table:table-cell office:value-type="date" office:date-value="2000-05-21">
            <text:p>21/05/00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ODGE</text:p>
          </table:table-cell>
          <table:table-cell office:value-type="string">
            <text:p>NEON</text:p>
          </table:table-cell>
          <table:table-cell office:value-type="date" office:date-value="2000-06-07">
            <text:p>07/06/00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ODGE</text:p>
          </table:table-cell>
          <table:table-cell office:value-type="string">
            <text:p>RAM</text:p>
          </table:table-cell>
          <table:table-cell office:value-type="date" office:date-value="2000-06-26">
            <text:p>26/06/00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ODGE</text:p>
          </table:table-cell>
          <table:table-cell office:value-type="string">
            <text:p>RAM VAN</text:p>
          </table:table-cell>
          <table:table-cell office:value-type="date" office:date-value="2000-07-16">
            <text:p>16/07/0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ODGE</text:p>
          </table:table-cell>
          <table:table-cell office:value-type="string">
            <text:p>RAM WAGON</text:p>
          </table:table-cell>
          <table:table-cell office:value-type="date" office:date-value="2000-09-08">
            <text:p>08/09/00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ODGE</text:p>
          </table:table-cell>
          <table:table-cell office:value-type="string">
            <text:p>RAZOR</text:p>
          </table:table-cell>
          <table:table-cell office:value-type="date" office:date-value="2000-09-10">
            <text:p>10/09/00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ODGE</text:p>
          </table:table-cell>
          <table:table-cell office:value-type="string">
            <text:p>STRATUS</text:p>
          </table:table-cell>
          <table:table-cell office:value-type="date" office:date-value="2000-09-12">
            <text:p>12/09/00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ODGE</text:p>
          </table:table-cell>
          <table:table-cell office:value-type="string">
            <text:p>SUPER BEE</text:p>
          </table:table-cell>
          <table:table-cell office:value-type="date" office:date-value="2000-10-14">
            <text:p>14/10/00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ODGE</text:p>
          </table:table-cell>
          <table:table-cell office:value-type="string">
            <text:p>VIPER</text:p>
          </table:table-cell>
          <table:table-cell office:value-type="date" office:date-value="2000-10-30">
            <text:p>30/10/00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FERARRI</text:p>
          </table:table-cell>
          <table:table-cell office:value-type="float" office:value="355">
            <text:p>355</text:p>
          </table:table-cell>
          <table:table-cell office:value-type="date" office:date-value="2000-11-04">
            <text:p>04/11/00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FERARRI</text:p>
          </table:table-cell>
          <table:table-cell office:value-type="string">
            <text:p>456M GT</text:p>
          </table:table-cell>
          <table:table-cell office:value-type="date" office:date-value="2000-11-25">
            <text:p>25/11/00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FERARRI</text:p>
          </table:table-cell>
          <table:table-cell office:value-type="string">
            <text:p>MARANELLO</text:p>
          </table:table-cell>
          <table:table-cell office:value-type="date" office:date-value="2000-01-12">
            <text:p>12/01/00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FORD</text:p>
          </table:table-cell>
          <table:table-cell office:value-type="string">
            <text:p>CAPRI</text:p>
          </table:table-cell>
          <table:table-cell office:value-type="date" office:date-value="2000-01-15">
            <text:p>15/01/00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FORD</text:p>
          </table:table-cell>
          <table:table-cell office:value-type="string">
            <text:p>CONTOUR</text:p>
          </table:table-cell>
          <table:table-cell office:value-type="date" office:date-value="2000-02-04">
            <text:p>04/02/00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FORD</text:p>
          </table:table-cell>
          <table:table-cell office:value-type="string">
            <text:p>CROWN VICTORIA</text:p>
          </table:table-cell>
          <table:table-cell office:value-type="date" office:date-value="2000-02-14">
            <text:p>14/02/00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FORD</text:p>
          </table:table-cell>
          <table:table-cell office:value-type="string">
            <text:p>ECONOLINE</text:p>
          </table:table-cell>
          <table:table-cell office:value-type="date" office:date-value="2000-02-22">
            <text:p>22/02/00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FORD</text:p>
          </table:table-cell>
          <table:table-cell office:value-type="string">
            <text:p>ESCORT</text:p>
          </table:table-cell>
          <table:table-cell office:value-type="date" office:date-value="2000-02-22">
            <text:p>22/02/00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FORD</text:p>
          </table:table-cell>
          <table:table-cell office:value-type="string">
            <text:p>ESCORT SE </text:p>
          </table:table-cell>
          <table:table-cell office:value-type="date" office:date-value="2000-02-28">
            <text:p>28/02/00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FORD</text:p>
          </table:table-cell>
          <table:table-cell office:value-type="string">
            <text:p>ESCORT ZX2</text:p>
          </table:table-cell>
          <table:table-cell office:value-type="date" office:date-value="2000-03-09">
            <text:p>09/03/00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FORD</text:p>
          </table:table-cell>
          <table:table-cell office:value-type="string">
            <text:p>EXPEDITION</text:p>
          </table:table-cell>
          <table:table-cell office:value-type="date" office:date-value="2000-03-13">
            <text:p>13/03/00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FORD</text:p>
          </table:table-cell>
          <table:table-cell office:value-type="string">
            <text:p>EXPLORER</text:p>
          </table:table-cell>
          <table:table-cell office:value-type="date" office:date-value="2000-04-11">
            <text:p>11/04/00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FORD</text:p>
          </table:table-cell>
          <table:table-cell office:value-type="string">
            <text:p>FALCON</text:p>
          </table:table-cell>
          <table:table-cell office:value-type="date" office:date-value="2000-04-22">
            <text:p>22/04/00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FORD</text:p>
          </table:table-cell>
          <table:table-cell office:value-type="string">
            <text:p>FOCUS</text:p>
          </table:table-cell>
          <table:table-cell office:value-type="date" office:date-value="2000-07-18">
            <text:p>18/07/00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FORD</text:p>
          </table:table-cell>
          <table:table-cell office:value-type="string">
            <text:p>F SERIES</text:p>
          </table:table-cell>
          <table:table-cell office:value-type="date" office:date-value="2000-08-17">
            <text:p>17/08/00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FORD</text:p>
          </table:table-cell>
          <table:table-cell office:value-type="string">
            <text:p>GALAXIE</text:p>
          </table:table-cell>
          <table:table-cell office:value-type="date" office:date-value="2000-10-01">
            <text:p>01/10/00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FORD</text:p>
          </table:table-cell>
          <table:table-cell office:value-type="string">
            <text:p>GT-40</text:p>
          </table:table-cell>
          <table:table-cell office:value-type="date" office:date-value="2000-10-02">
            <text:p>02/10/00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FORD</text:p>
          </table:table-cell>
          <table:table-cell office:value-type="string">
            <text:p>KA</text:p>
          </table:table-cell>
          <table:table-cell office:value-type="date" office:date-value="2000-10-08">
            <text:p>08/10/00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FORD</text:p>
          </table:table-cell>
          <table:table-cell office:value-type="string">
            <text:p>MAVERICK</text:p>
          </table:table-cell>
          <table:table-cell office:value-type="date" office:date-value="2000-10-10">
            <text:p>10/10/00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FORD</text:p>
          </table:table-cell>
          <table:table-cell office:value-type="string">
            <text:p>MODEL T</text:p>
          </table:table-cell>
          <table:table-cell office:value-type="date" office:date-value="2000-11-09">
            <text:p>09/11/00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FORD</text:p>
          </table:table-cell>
          <table:table-cell office:value-type="string">
            <text:p>MONDEO</text:p>
          </table:table-cell>
          <table:table-cell office:value-type="date" office:date-value="2000-11-14">
            <text:p>14/11/00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FORD</text:p>
          </table:table-cell>
          <table:table-cell office:value-type="string">
            <text:p>MUSTANG</text:p>
          </table:table-cell>
          <table:table-cell office:value-type="date" office:date-value="2000-11-14">
            <text:p>14/11/00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FORD</text:p>
          </table:table-cell>
          <table:table-cell office:value-type="string">
            <text:p>MUSTANG GT</text:p>
          </table:table-cell>
          <table:table-cell office:value-type="date" office:date-value="2000-11-23">
            <text:p>23/11/00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FORD</text:p>
          </table:table-cell>
          <table:table-cell office:value-type="string">
            <text:p>PINTO</text:p>
          </table:table-cell>
          <table:table-cell office:value-type="date" office:date-value="2000-11-24">
            <text:p>24/11/00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FORD</text:p>
          </table:table-cell>
          <table:table-cell office:value-type="string">
            <text:p>PROBE</text:p>
          </table:table-cell>
          <table:table-cell office:value-type="date" office:date-value="2000-12-30">
            <text:p>30/12/00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FORD</text:p>
          </table:table-cell>
          <table:table-cell office:value-type="string">
            <text:p>RANGER</text:p>
          </table:table-cell>
          <table:table-cell office:value-type="date" office:date-value="2001-02-04">
            <text:p>04/02/01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FORD</text:p>
          </table:table-cell>
          <table:table-cell office:value-type="string">
            <text:p>TAURUS</text:p>
          </table:table-cell>
          <table:table-cell office:value-type="date" office:date-value="2001-03-11">
            <text:p>11/03/01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FORD</text:p>
          </table:table-cell>
          <table:table-cell office:value-type="string">
            <text:p>TAURUS SE</text:p>
          </table:table-cell>
          <table:table-cell office:value-type="date" office:date-value="2001-03-21">
            <text:p>21/03/01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FORD</text:p>
          </table:table-cell>
          <table:table-cell office:value-type="string">
            <text:p>TORINO</text:p>
          </table:table-cell>
          <table:table-cell office:value-type="date" office:date-value="2001-04-16">
            <text:p>16/04/01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FORD</text:p>
          </table:table-cell>
          <table:table-cell office:value-type="string">
            <text:p>WINDSTAR</text:p>
          </table:table-cell>
          <table:table-cell office:value-type="date" office:date-value="2001-04-18">
            <text:p>18/04/01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FORD</text:p>
          </table:table-cell>
          <table:table-cell office:value-type="string">
            <text:p>ZX2</text:p>
          </table:table-cell>
          <table:table-cell office:value-type="date" office:date-value="2001-04-28">
            <text:p>28/04/01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GMC</text:p>
          </table:table-cell>
          <table:table-cell office:value-type="string">
            <text:p>JIMMY</text:p>
          </table:table-cell>
          <table:table-cell office:value-type="date" office:date-value="2001-05-18">
            <text:p>18/05/01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GMC</text:p>
          </table:table-cell>
          <table:table-cell office:value-type="string">
            <text:p>SAFARI</text:p>
          </table:table-cell>
          <table:table-cell office:value-type="date" office:date-value="2001-06-29">
            <text:p>29/06/01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GMC</text:p>
          </table:table-cell>
          <table:table-cell office:value-type="string">
            <text:p>SAVANNA</text:p>
          </table:table-cell>
          <table:table-cell office:value-type="date" office:date-value="2001-08-06">
            <text:p>06/08/01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GMC</text:p>
          </table:table-cell>
          <table:table-cell office:value-type="string">
            <text:p>SIERRA</text:p>
          </table:table-cell>
          <table:table-cell office:value-type="date" office:date-value="2001-08-18">
            <text:p>18/08/01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GMC</text:p>
          </table:table-cell>
          <table:table-cell office:value-type="string">
            <text:p>SIERRA 1500</text:p>
          </table:table-cell>
          <table:table-cell office:value-type="date" office:date-value="2001-08-20">
            <text:p>20/08/01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GMC</text:p>
          </table:table-cell>
          <table:table-cell office:value-type="string">
            <text:p>SIERRA 2500</text:p>
          </table:table-cell>
          <table:table-cell office:value-type="date" office:date-value="2001-09-14">
            <text:p>14/09/01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GMC</text:p>
          </table:table-cell>
          <table:table-cell office:value-type="string">
            <text:p>SONOMA</text:p>
          </table:table-cell>
          <table:table-cell office:value-type="date" office:date-value="2001-10-11">
            <text:p>11/10/01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GMC</text:p>
          </table:table-cell>
          <table:table-cell office:value-type="string">
            <text:p>SUBURBAN</text:p>
          </table:table-cell>
          <table:table-cell office:value-type="date" office:date-value="2001-10-21">
            <text:p>21/10/01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GMC</text:p>
          </table:table-cell>
          <table:table-cell office:value-type="string">
            <text:p>YUKON</text:p>
          </table:table-cell>
          <table:table-cell office:value-type="date" office:date-value="2001-10-25">
            <text:p>25/10/01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HONDA</text:p>
          </table:table-cell>
          <table:table-cell office:value-type="string">
            <text:p>ACCORD</text:p>
          </table:table-cell>
          <table:table-cell office:value-type="date" office:date-value="2001-11-22">
            <text:p>22/11/01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HONDA</text:p>
          </table:table-cell>
          <table:table-cell office:value-type="string">
            <text:p>CIVIC</text:p>
          </table:table-cell>
          <table:table-cell office:value-type="date" office:date-value="2001-12-04">
            <text:p>04/12/01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HONDA</text:p>
          </table:table-cell>
          <table:table-cell office:value-type="string">
            <text:p>CR-V</text:p>
          </table:table-cell>
          <table:table-cell office:value-type="date" office:date-value="2001-12-26">
            <text:p>26/12/01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HONDA</text:p>
          </table:table-cell>
          <table:table-cell office:value-type="string">
            <text:p>ELEMENT</text:p>
          </table:table-cell>
          <table:table-cell office:value-type="date" office:date-value="2001-02-03">
            <text:p>03/02/01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HONDA</text:p>
          </table:table-cell>
          <table:table-cell office:value-type="string">
            <text:p>INSIGHT</text:p>
          </table:table-cell>
          <table:table-cell office:value-type="date" office:date-value="2001-02-25">
            <text:p>25/02/01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HONDA</text:p>
          </table:table-cell>
          <table:table-cell office:value-type="string">
            <text:p>JAZZ</text:p>
          </table:table-cell>
          <table:table-cell office:value-type="date" office:date-value="2001-03-22">
            <text:p>22/03/01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HONDA</text:p>
          </table:table-cell>
          <table:table-cell office:value-type="string">
            <text:p>ODYSSEY</text:p>
          </table:table-cell>
          <table:table-cell office:value-type="date" office:date-value="2001-03-23">
            <text:p>23/03/01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HONDA</text:p>
          </table:table-cell>
          <table:table-cell office:value-type="string">
            <text:p>PASSPORT</text:p>
          </table:table-cell>
          <table:table-cell office:value-type="date" office:date-value="2001-04-19">
            <text:p>19/04/01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HONDA</text:p>
          </table:table-cell>
          <table:table-cell office:value-type="string">
            <text:p>PILOT</text:p>
          </table:table-cell>
          <table:table-cell office:value-type="date" office:date-value="2001-05-21">
            <text:p>21/05/01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HONDA</text:p>
          </table:table-cell>
          <table:table-cell office:value-type="string">
            <text:p>PRELUDE</text:p>
          </table:table-cell>
          <table:table-cell office:value-type="date" office:date-value="2001-06-08">
            <text:p>08/06/01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HONDA</text:p>
          </table:table-cell>
          <table:table-cell office:value-type="string">
            <text:p>RIDGELINE</text:p>
          </table:table-cell>
          <table:table-cell office:value-type="date" office:date-value="2001-06-24">
            <text:p>24/06/01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HONDA</text:p>
          </table:table-cell>
          <table:table-cell office:value-type="string">
            <text:p>S2000</text:p>
          </table:table-cell>
          <table:table-cell office:value-type="date" office:date-value="2001-06-24">
            <text:p>24/06/01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HYUNDAI</text:p>
          </table:table-cell>
          <table:table-cell office:value-type="string">
            <text:p>ACCENT</text:p>
          </table:table-cell>
          <table:table-cell office:value-type="date" office:date-value="2001-07-20">
            <text:p>20/07/01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HYUNDAI</text:p>
          </table:table-cell>
          <table:table-cell office:value-type="string">
            <text:p>ELANTRA</text:p>
          </table:table-cell>
          <table:table-cell office:value-type="date" office:date-value="2001-07-24">
            <text:p>24/07/01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HYUNDAI</text:p>
          </table:table-cell>
          <table:table-cell office:value-type="string">
            <text:p>ELANTRA GLS</text:p>
          </table:table-cell>
          <table:table-cell office:value-type="date" office:date-value="2001-08-18">
            <text:p>18/08/01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HYUNDAI</text:p>
          </table:table-cell>
          <table:table-cell office:value-type="string">
            <text:p>SONATA</text:p>
          </table:table-cell>
          <table:table-cell office:value-type="date" office:date-value="2001-09-18">
            <text:p>18/09/01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HYUNDAI</text:p>
          </table:table-cell>
          <table:table-cell office:value-type="string">
            <text:p>TIBURON</text:p>
          </table:table-cell>
          <table:table-cell office:value-type="date" office:date-value="2001-09-18">
            <text:p>18/09/01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HYUNDAI</text:p>
          </table:table-cell>
          <table:table-cell office:value-type="string">
            <text:p>TUCSON</text:p>
          </table:table-cell>
          <table:table-cell office:value-type="date" office:date-value="2001-10-07">
            <text:p>07/10/01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INFINITI</text:p>
          </table:table-cell>
          <table:table-cell office:value-type="string">
            <text:p>G20</text:p>
          </table:table-cell>
          <table:table-cell office:value-type="date" office:date-value="2001-10-28">
            <text:p>28/10/01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INFINITI</text:p>
          </table:table-cell>
          <table:table-cell office:value-type="string">
            <text:p>G35</text:p>
          </table:table-cell>
          <table:table-cell office:value-type="date" office:date-value="2001-11-02">
            <text:p>02/11/01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INFINITI</text:p>
          </table:table-cell>
          <table:table-cell office:value-type="string">
            <text:p>G35 SPORT COUPE</text:p>
          </table:table-cell>
          <table:table-cell office:value-type="date" office:date-value="2001-11-04">
            <text:p>04/11/01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INFINITI</text:p>
          </table:table-cell>
          <table:table-cell office:value-type="string">
            <text:p>G37 COUPE</text:p>
          </table:table-cell>
          <table:table-cell office:value-type="date" office:date-value="2001-11-15">
            <text:p>15/11/01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INFINITI</text:p>
          </table:table-cell>
          <table:table-cell office:value-type="string">
            <text:p>I30</text:p>
          </table:table-cell>
          <table:table-cell office:value-type="date" office:date-value="2001-11-19">
            <text:p>19/11/01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INFINITI</text:p>
          </table:table-cell>
          <table:table-cell office:value-type="string">
            <text:p>Q45</text:p>
          </table:table-cell>
          <table:table-cell office:value-type="date" office:date-value="2001-11-20">
            <text:p>20/11/01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INFINITI</text:p>
          </table:table-cell>
          <table:table-cell office:value-type="string">
            <text:p>QX4</text:p>
          </table:table-cell>
          <table:table-cell office:value-type="date" office:date-value="2002-02-15">
            <text:p>15/02/02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ISUZU</text:p>
          </table:table-cell>
          <table:table-cell office:value-type="string">
            <text:p>AMIGO</text:p>
          </table:table-cell>
          <table:table-cell office:value-type="date" office:date-value="2002-02-22">
            <text:p>22/02/02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ISUZU</text:p>
          </table:table-cell>
          <table:table-cell office:value-type="string">
            <text:p>HOMBRE</text:p>
          </table:table-cell>
          <table:table-cell office:value-type="date" office:date-value="2002-03-06">
            <text:p>06/03/02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ISUZU</text:p>
          </table:table-cell>
          <table:table-cell office:value-type="string">
            <text:p>OASIS</text:p>
          </table:table-cell>
          <table:table-cell office:value-type="date" office:date-value="2002-03-08">
            <text:p>08/03/02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ISUZU</text:p>
          </table:table-cell>
          <table:table-cell office:value-type="string">
            <text:p>RODEO</text:p>
          </table:table-cell>
          <table:table-cell office:value-type="date" office:date-value="2002-03-10">
            <text:p>10/03/02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ISUZU</text:p>
          </table:table-cell>
          <table:table-cell office:value-type="string">
            <text:p>TROOPER</text:p>
          </table:table-cell>
          <table:table-cell office:value-type="date" office:date-value="2002-03-27">
            <text:p>27/03/02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JAGUAR</text:p>
          </table:table-cell>
          <table:table-cell office:value-type="string">
            <text:p>VANDEN PLAS</text:p>
          </table:table-cell>
          <table:table-cell office:value-type="date" office:date-value="2002-04-06">
            <text:p>06/04/02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JAGUAR</text:p>
          </table:table-cell>
          <table:table-cell office:value-type="string">
            <text:p>XJ</text:p>
          </table:table-cell>
          <table:table-cell office:value-type="date" office:date-value="2002-04-08">
            <text:p>08/04/02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JAGUAR</text:p>
          </table:table-cell>
          <table:table-cell office:value-type="string">
            <text:p>XK8</text:p>
          </table:table-cell>
          <table:table-cell office:value-type="date" office:date-value="2002-05-05">
            <text:p>05/05/02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JEEP</text:p>
          </table:table-cell>
          <table:table-cell office:value-type="string">
            <text:p>CHEROKEE</text:p>
          </table:table-cell>
          <table:table-cell office:value-type="date" office:date-value="2002-05-10">
            <text:p>10/05/02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JEEP</text:p>
          </table:table-cell>
          <table:table-cell office:value-type="string">
            <text:p>GRAND CHEROKEE</text:p>
          </table:table-cell>
          <table:table-cell office:value-type="date" office:date-value="2002-05-21">
            <text:p>21/05/02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JEEP</text:p>
          </table:table-cell>
          <table:table-cell office:value-type="string">
            <text:p>LIBERTY</text:p>
          </table:table-cell>
          <table:table-cell office:value-type="date" office:date-value="2002-06-12">
            <text:p>12/06/02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JEEP</text:p>
          </table:table-cell>
          <table:table-cell office:value-type="string">
            <text:p>RESCUE</text:p>
          </table:table-cell>
          <table:table-cell office:value-type="date" office:date-value="2002-07-12">
            <text:p>12/07/02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JEEP</text:p>
          </table:table-cell>
          <table:table-cell office:value-type="string">
            <text:p>WRANGLER</text:p>
          </table:table-cell>
          <table:table-cell office:value-type="date" office:date-value="2002-07-30">
            <text:p>30/07/02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KIA</text:p>
          </table:table-cell>
          <table:table-cell office:value-type="string">
            <text:p>OPTIMA</text:p>
          </table:table-cell>
          <table:table-cell office:value-type="date" office:date-value="2002-08-06">
            <text:p>06/08/02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KIA</text:p>
          </table:table-cell>
          <table:table-cell office:value-type="string">
            <text:p>PICANTO</text:p>
          </table:table-cell>
          <table:table-cell office:value-type="date" office:date-value="2002-09-19">
            <text:p>19/09/02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KIA</text:p>
          </table:table-cell>
          <table:table-cell office:value-type="string">
            <text:p>RIO</text:p>
          </table:table-cell>
          <table:table-cell office:value-type="date" office:date-value="2002-09-25">
            <text:p>25/09/02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KIA</text:p>
          </table:table-cell>
          <table:table-cell office:value-type="string">
            <text:p>SEDONA</text:p>
          </table:table-cell>
          <table:table-cell office:value-type="date" office:date-value="2002-10-07">
            <text:p>07/10/02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KIA</text:p>
          </table:table-cell>
          <table:table-cell office:value-type="string">
            <text:p>SEPHIA</text:p>
          </table:table-cell>
          <table:table-cell office:value-type="date" office:date-value="2002-10-10">
            <text:p>10/10/02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KIA</text:p>
          </table:table-cell>
          <table:table-cell office:value-type="string">
            <text:p>SORENTO</text:p>
          </table:table-cell>
          <table:table-cell office:value-type="date" office:date-value="2002-10-19">
            <text:p>19/10/02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KIA</text:p>
          </table:table-cell>
          <table:table-cell office:value-type="string">
            <text:p>SPECTRA</text:p>
          </table:table-cell>
          <table:table-cell office:value-type="date" office:date-value="2002-10-30">
            <text:p>30/10/02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KIA</text:p>
          </table:table-cell>
          <table:table-cell office:value-type="string">
            <text:p>SPORTAGE</text:p>
          </table:table-cell>
          <table:table-cell office:value-type="date" office:date-value="2002-11-06">
            <text:p>06/11/02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LAMBORGHINI</text:p>
          </table:table-cell>
          <table:table-cell office:value-type="string">
            <text:p>COUNTACH</text:p>
          </table:table-cell>
          <table:table-cell office:value-type="date" office:date-value="2002-11-16">
            <text:p>16/11/02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LAMBORGHINI</text:p>
          </table:table-cell>
          <table:table-cell office:value-type="string">
            <text:p>DIABLO</text:p>
          </table:table-cell>
          <table:table-cell office:value-type="date" office:date-value="2002-11-18">
            <text:p>18/11/02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LAND ROVER</text:p>
          </table:table-cell>
          <table:table-cell office:value-type="string">
            <text:p>DEFENDER</text:p>
          </table:table-cell>
          <table:table-cell office:value-type="date" office:date-value="2002-11-26">
            <text:p>26/11/02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LAND ROVER</text:p>
          </table:table-cell>
          <table:table-cell office:value-type="string">
            <text:p>DISCOVERY II</text:p>
          </table:table-cell>
          <table:table-cell office:value-type="date" office:date-value="2002-11-28">
            <text:p>28/11/02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LAND ROVER</text:p>
          </table:table-cell>
          <table:table-cell office:value-type="string">
            <text:p>FREELANDER</text:p>
          </table:table-cell>
          <table:table-cell office:value-type="date" office:date-value="2002-02-18">
            <text:p>18/02/02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LAND ROVER</text:p>
          </table:table-cell>
          <table:table-cell office:value-type="string">
            <text:p>LR3</text:p>
          </table:table-cell>
          <table:table-cell office:value-type="date" office:date-value="2002-02-23">
            <text:p>23/02/02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LAND ROVER</text:p>
          </table:table-cell>
          <table:table-cell office:value-type="string">
            <text:p>RANGE ROVER</text:p>
          </table:table-cell>
          <table:table-cell office:value-type="date" office:date-value="2002-04-19">
            <text:p>19/04/02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LAND ROVER</text:p>
          </table:table-cell>
          <table:table-cell office:value-type="string">
            <text:p>RANGE ROVER SPORT</text:p>
          </table:table-cell>
          <table:table-cell office:value-type="date" office:date-value="2002-05-13">
            <text:p>13/05/02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LEXUS</text:p>
          </table:table-cell>
          <table:table-cell office:value-type="float" office:value="300">
            <text:p>300</text:p>
          </table:table-cell>
          <table:table-cell office:value-type="date" office:date-value="2002-05-17">
            <text:p>17/05/02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LEXUS</text:p>
          </table:table-cell>
          <table:table-cell office:value-type="float" office:value="400">
            <text:p>400</text:p>
          </table:table-cell>
          <table:table-cell office:value-type="date" office:date-value="2002-06-07">
            <text:p>07/06/02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LEXUS</text:p>
          </table:table-cell>
          <table:table-cell office:value-type="string">
            <text:p>ES300</text:p>
          </table:table-cell>
          <table:table-cell office:value-type="date" office:date-value="2002-06-11">
            <text:p>11/06/02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LEXUS</text:p>
          </table:table-cell>
          <table:table-cell office:value-type="string">
            <text:p>GS</text:p>
          </table:table-cell>
          <table:table-cell office:value-type="date" office:date-value="2002-06-16">
            <text:p>16/06/02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LEXUS</text:p>
          </table:table-cell>
          <table:table-cell office:value-type="string">
            <text:p>GX470</text:p>
          </table:table-cell>
          <table:table-cell office:value-type="date" office:date-value="2002-06-20">
            <text:p>20/06/02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LEXUS</text:p>
          </table:table-cell>
          <table:table-cell office:value-type="string">
            <text:p>IS300</text:p>
          </table:table-cell>
          <table:table-cell office:value-type="date" office:date-value="2002-06-23">
            <text:p>23/06/02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LEXUS</text:p>
          </table:table-cell>
          <table:table-cell office:value-type="string">
            <text:p>LS430</text:p>
          </table:table-cell>
          <table:table-cell office:value-type="date" office:date-value="2002-07-04">
            <text:p>04/07/02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LEXUS</text:p>
          </table:table-cell>
          <table:table-cell office:value-type="string">
            <text:p>LX470</text:p>
          </table:table-cell>
          <table:table-cell office:value-type="date" office:date-value="2002-07-12">
            <text:p>12/07/02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LEXUS</text:p>
          </table:table-cell>
          <table:table-cell office:value-type="string">
            <text:p>RX300</text:p>
          </table:table-cell>
          <table:table-cell office:value-type="date" office:date-value="2002-07-25">
            <text:p>25/07/02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LINCOLN</text:p>
          </table:table-cell>
          <table:table-cell office:value-type="string">
            <text:p>CONTINENTAL</text:p>
          </table:table-cell>
          <table:table-cell office:value-type="date" office:date-value="2002-07-28">
            <text:p>28/07/02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LINCOLN</text:p>
          </table:table-cell>
          <table:table-cell office:value-type="string">
            <text:p>NAVIGATOR</text:p>
          </table:table-cell>
          <table:table-cell office:value-type="date" office:date-value="2002-08-06">
            <text:p>06/08/02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LINCOLN</text:p>
          </table:table-cell>
          <table:table-cell office:value-type="string">
            <text:p>TOWN CAR</text:p>
          </table:table-cell>
          <table:table-cell office:value-type="date" office:date-value="2002-08-08">
            <text:p>08/08/02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LOTUS</text:p>
          </table:table-cell>
          <table:table-cell office:value-type="string">
            <text:p>ELAN</text:p>
          </table:table-cell>
          <table:table-cell office:value-type="date" office:date-value="2002-09-16">
            <text:p>16/09/02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LOTUS</text:p>
          </table:table-cell>
          <table:table-cell office:value-type="string">
            <text:p>ELISE</text:p>
          </table:table-cell>
          <table:table-cell office:value-type="date" office:date-value="2002-09-21">
            <text:p>21/09/02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LOTUS</text:p>
          </table:table-cell>
          <table:table-cell office:value-type="string">
            <text:p>ESPRIT</text:p>
          </table:table-cell>
          <table:table-cell office:value-type="date" office:date-value="2002-12-01">
            <text:p>01/12/02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LOTUS</text:p>
          </table:table-cell>
          <table:table-cell office:value-type="string">
            <text:p>EUROPA</text:p>
          </table:table-cell>
          <table:table-cell office:value-type="date" office:date-value="2002-12-19">
            <text:p>19/12/02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MAZDA</text:p>
          </table:table-cell>
          <table:table-cell office:value-type="float" office:value="323">
            <text:p>323</text:p>
          </table:table-cell>
          <table:table-cell office:value-type="date" office:date-value="2003-01-05">
            <text:p>05/01/03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MAZDA</text:p>
          </table:table-cell>
          <table:table-cell office:value-type="float" office:value="626">
            <text:p>626</text:p>
          </table:table-cell>
          <table:table-cell office:value-type="date" office:date-value="2003-02-10">
            <text:p>10/02/03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MAZDA</text:p>
          </table:table-cell>
          <table:table-cell office:value-type="string">
            <text:p>B SERIES</text:p>
          </table:table-cell>
          <table:table-cell office:value-type="date" office:date-value="2003-02-19">
            <text:p>19/02/03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MAZDA</text:p>
          </table:table-cell>
          <table:table-cell office:value-type="string">
            <text:p>MIATA</text:p>
          </table:table-cell>
          <table:table-cell office:value-type="date" office:date-value="2003-03-05">
            <text:p>05/03/03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MAZDA</text:p>
          </table:table-cell>
          <table:table-cell office:value-type="string">
            <text:p>MILLENIA</text:p>
          </table:table-cell>
          <table:table-cell office:value-type="date" office:date-value="2003-04-08">
            <text:p>08/04/03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MAZDA</text:p>
          </table:table-cell>
          <table:table-cell office:value-type="string">
            <text:p>MPV</text:p>
          </table:table-cell>
          <table:table-cell office:value-type="date" office:date-value="2003-04-17">
            <text:p>17/04/03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MAZDA</text:p>
          </table:table-cell>
          <table:table-cell office:value-type="string">
            <text:p>MX-3</text:p>
          </table:table-cell>
          <table:table-cell office:value-type="date" office:date-value="2003-05-03">
            <text:p>03/05/03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MAZDA</text:p>
          </table:table-cell>
          <table:table-cell office:value-type="string">
            <text:p>MX-5 MIATA</text:p>
          </table:table-cell>
          <table:table-cell office:value-type="date" office:date-value="2003-05-19">
            <text:p>19/05/03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MAZDA</text:p>
          </table:table-cell>
          <table:table-cell office:value-type="string">
            <text:p>MX-6</text:p>
          </table:table-cell>
          <table:table-cell office:value-type="date" office:date-value="2003-07-17">
            <text:p>17/07/03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MAZDA</text:p>
          </table:table-cell>
          <table:table-cell office:value-type="string">
            <text:p>PROTEG</text:p>
          </table:table-cell>
          <table:table-cell office:value-type="date" office:date-value="2003-08-19">
            <text:p>19/08/03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MAZDA</text:p>
          </table:table-cell>
          <table:table-cell office:value-type="string">
            <text:p>RX-7</text:p>
          </table:table-cell>
          <table:table-cell office:value-type="date" office:date-value="2003-09-06">
            <text:p>06/09/03</text:p>
          </table:table-cell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MAZDA</text:p>
          </table:table-cell>
          <table:table-cell office:value-type="string">
            <text:p>RX-8</text:p>
          </table:table-cell>
          <table:table-cell office:value-type="date" office:date-value="2003-10-03">
            <text:p>03/10/03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MAZDA</text:p>
          </table:table-cell>
          <table:table-cell office:value-type="string">
            <text:p>TRIBUTE</text:p>
          </table:table-cell>
          <table:table-cell office:value-type="date" office:date-value="2003-10-31">
            <text:p>31/10/03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MERCEDES</text:p>
          </table:table-cell>
          <table:table-cell office:value-type="string">
            <text:p>BENZ C230</text:p>
          </table:table-cell>
          <table:table-cell office:value-type="date" office:date-value="2003-11-18">
            <text:p>18/11/03</text:p>
          </table:table-cell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MERCEDES</text:p>
          </table:table-cell>
          <table:table-cell office:value-type="string">
            <text:p>BENZ E320</text:p>
          </table:table-cell>
          <table:table-cell office:value-type="date" office:date-value="2003-12-07">
            <text:p>07/12/03</text:p>
          </table:table-cell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MERCEDES</text:p>
          </table:table-cell>
          <table:table-cell office:value-type="string">
            <text:p>BENZ ML320</text:p>
          </table:table-cell>
          <table:table-cell office:value-type="date" office:date-value="2003-01-08">
            <text:p>08/01/03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MERCEDES</text:p>
          </table:table-cell>
          <table:table-cell office:value-type="string">
            <text:p>BENZ ML430</text:p>
          </table:table-cell>
          <table:table-cell office:value-type="date" office:date-value="2003-02-11">
            <text:p>11/02/03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MERCEDES</text:p>
          </table:table-cell>
          <table:table-cell office:value-type="string">
            <text:p>BENZ SL500</text:p>
          </table:table-cell>
          <table:table-cell office:value-type="date" office:date-value="2003-02-17">
            <text:p>17/02/03</text:p>
          </table:table-cell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MERCEDES</text:p>
          </table:table-cell>
          <table:table-cell office:value-type="string">
            <text:p>BENZ SL600</text:p>
          </table:table-cell>
          <table:table-cell office:value-type="date" office:date-value="2003-03-15">
            <text:p>15/03/03</text:p>
          </table:table-cell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MERCEDES</text:p>
          </table:table-cell>
          <table:table-cell office:value-type="string">
            <text:p>BENZ SLK230</text:p>
          </table:table-cell>
          <table:table-cell office:value-type="date" office:date-value="2003-04-03">
            <text:p>03/04/03</text:p>
          </table:table-cell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MERCEDES</text:p>
          </table:table-cell>
          <table:table-cell office:value-type="string">
            <text:p>C280</text:p>
          </table:table-cell>
          <table:table-cell office:value-type="date" office:date-value="2003-04-22">
            <text:p>22/04/03</text:p>
          </table:table-cell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MERCEDES</text:p>
          </table:table-cell>
          <table:table-cell office:value-type="string">
            <text:p>C43</text:p>
          </table:table-cell>
          <table:table-cell office:value-type="date" office:date-value="2003-05-28">
            <text:p>28/05/03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MERCEDES</text:p>
          </table:table-cell>
          <table:table-cell office:value-type="string">
            <text:p>CL-CLASS</text:p>
          </table:table-cell>
          <table:table-cell office:value-type="date" office:date-value="2003-05-31">
            <text:p>31/05/03</text:p>
          </table:table-cell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MERCEDES</text:p>
          </table:table-cell>
          <table:table-cell office:value-type="string">
            <text:p>CLK</text:p>
          </table:table-cell>
          <table:table-cell office:value-type="date" office:date-value="2003-06-08">
            <text:p>08/06/03</text:p>
          </table:table-cell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MERCEDES</text:p>
          </table:table-cell>
          <table:table-cell office:value-type="string">
            <text:p>E-CLASS</text:p>
          </table:table-cell>
          <table:table-cell office:value-type="date" office:date-value="2003-07-03">
            <text:p>03/07/03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MERCEDES</text:p>
          </table:table-cell>
          <table:table-cell office:value-type="string">
            <text:p>S-CLASS</text:p>
          </table:table-cell>
          <table:table-cell office:value-type="date" office:date-value="2003-07-08">
            <text:p>08/07/03</text:p>
          </table:table-cell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MERCURY</text:p>
          </table:table-cell>
          <table:table-cell office:value-type="string">
            <text:p>CAPRI</text:p>
          </table:table-cell>
          <table:table-cell office:value-type="date" office:date-value="2003-07-20">
            <text:p>20/07/03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MERCURY</text:p>
          </table:table-cell>
          <table:table-cell office:value-type="string">
            <text:p>COMET</text:p>
          </table:table-cell>
          <table:table-cell office:value-type="date" office:date-value="2003-08-05">
            <text:p>05/08/03</text:p>
          </table:table-cell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MERCURY</text:p>
          </table:table-cell>
          <table:table-cell office:value-type="string">
            <text:p>COUGAR</text:p>
          </table:table-cell>
          <table:table-cell office:value-type="date" office:date-value="2003-08-26">
            <text:p>26/08/03</text:p>
          </table:table-cell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MERCURY</text:p>
          </table:table-cell>
          <table:table-cell office:value-type="string">
            <text:p>GRAND MARQUIS</text:p>
          </table:table-cell>
          <table:table-cell office:value-type="date" office:date-value="2003-08-28">
            <text:p>28/08/03</text:p>
          </table:table-cell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MERCURY</text:p>
          </table:table-cell>
          <table:table-cell office:value-type="string">
            <text:p>MARINER</text:p>
          </table:table-cell>
          <table:table-cell office:value-type="date" office:date-value="2003-08-31">
            <text:p>31/08/03</text:p>
          </table:table-cell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MERCURY</text:p>
          </table:table-cell>
          <table:table-cell office:value-type="string">
            <text:p>MOUNTAINEER</text:p>
          </table:table-cell>
          <table:table-cell office:value-type="date" office:date-value="2003-09-30">
            <text:p>30/09/03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MERCURY</text:p>
          </table:table-cell>
          <table:table-cell office:value-type="string">
            <text:p>MYSTIQUE</text:p>
          </table:table-cell>
          <table:table-cell office:value-type="date" office:date-value="2003-12-02">
            <text:p>02/12/03</text:p>
          </table:table-cell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MERCURY</text:p>
          </table:table-cell>
          <table:table-cell office:value-type="string">
            <text:p>SABLE</text:p>
          </table:table-cell>
          <table:table-cell office:value-type="date" office:date-value="2004-02-11">
            <text:p>11/02/04</text:p>
          </table:table-cell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MERCURY</text:p>
          </table:table-cell>
          <table:table-cell office:value-type="string">
            <text:p>TRACER</text:p>
          </table:table-cell>
          <table:table-cell office:value-type="date" office:date-value="2004-02-18">
            <text:p>18/02/04</text:p>
          </table:table-cell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MERCURY</text:p>
          </table:table-cell>
          <table:table-cell office:value-type="string">
            <text:p>VILLAGER</text:p>
          </table:table-cell>
          <table:table-cell office:value-type="date" office:date-value="2004-04-09">
            <text:p>09/04/04</text:p>
          </table:table-cell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MITSUBISHI</text:p>
          </table:table-cell>
          <table:table-cell office:value-type="string">
            <text:p>3000GT</text:p>
          </table:table-cell>
          <table:table-cell office:value-type="date" office:date-value="2004-05-17">
            <text:p>17/05/04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MITSUBISHI</text:p>
          </table:table-cell>
          <table:table-cell office:value-type="string">
            <text:p>COLT</text:p>
          </table:table-cell>
          <table:table-cell office:value-type="date" office:date-value="2004-06-02">
            <text:p>02/06/04</text:p>
          </table:table-cell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MITSUBISHI</text:p>
          </table:table-cell>
          <table:table-cell office:value-type="string">
            <text:p>DIAMANTE</text:p>
          </table:table-cell>
          <table:table-cell office:value-type="date" office:date-value="2004-06-24">
            <text:p>24/06/04</text:p>
          </table:table-cell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MITSUBISHI</text:p>
          </table:table-cell>
          <table:table-cell office:value-type="string">
            <text:p>ECLIPSE</text:p>
          </table:table-cell>
          <table:table-cell office:value-type="date" office:date-value="2004-07-04">
            <text:p>04/07/04</text:p>
          </table:table-cell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MITSUBISHI</text:p>
          </table:table-cell>
          <table:table-cell office:value-type="string">
            <text:p>FTO</text:p>
          </table:table-cell>
          <table:table-cell office:value-type="date" office:date-value="2004-07-10">
            <text:p>10/07/04</text:p>
          </table:table-cell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MITSUBISHI</text:p>
          </table:table-cell>
          <table:table-cell office:value-type="string">
            <text:p>GALANT</text:p>
          </table:table-cell>
          <table:table-cell office:value-type="date" office:date-value="2004-08-13">
            <text:p>13/08/04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MITSUBISHI</text:p>
          </table:table-cell>
          <table:table-cell office:value-type="string">
            <text:p>LANCER</text:p>
          </table:table-cell>
          <table:table-cell office:value-type="date" office:date-value="2004-09-07">
            <text:p>07/09/04</text:p>
          </table:table-cell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MITSUBISHI</text:p>
          </table:table-cell>
          <table:table-cell office:value-type="string">
            <text:p>MIRAGE</text:p>
          </table:table-cell>
          <table:table-cell office:value-type="date" office:date-value="2004-09-20">
            <text:p>20/09/04</text:p>
          </table:table-cell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MITSUBISHI</text:p>
          </table:table-cell>
          <table:table-cell office:value-type="string">
            <text:p>MONTERO</text:p>
          </table:table-cell>
          <table:table-cell office:value-type="date" office:date-value="2004-09-24">
            <text:p>24/09/04</text:p>
          </table:table-cell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MITSUBISHI</text:p>
          </table:table-cell>
          <table:table-cell office:value-type="string">
            <text:p>RAIDER</text:p>
          </table:table-cell>
          <table:table-cell office:value-type="date" office:date-value="2004-10-11">
            <text:p>11/10/04</text:p>
          </table:table-cell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NISSAN</text:p>
          </table:table-cell>
          <table:table-cell office:value-type="string">
            <text:p>200SX</text:p>
          </table:table-cell>
          <table:table-cell office:value-type="date" office:date-value="2004-11-02">
            <text:p>02/11/04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NISSAN</text:p>
          </table:table-cell>
          <table:table-cell office:value-type="string">
            <text:p>240SX</text:p>
          </table:table-cell>
          <table:table-cell office:value-type="date" office:date-value="2004-11-20">
            <text:p>20/11/04</text:p>
          </table:table-cell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NISSAN</text:p>
          </table:table-cell>
          <table:table-cell office:value-type="string">
            <text:p>ALTIMA</text:p>
          </table:table-cell>
          <table:table-cell office:value-type="date" office:date-value="2004-11-29">
            <text:p>29/11/04</text:p>
          </table:table-cell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NISSAN</text:p>
          </table:table-cell>
          <table:table-cell office:value-type="string">
            <text:p>FRONTIER</text:p>
          </table:table-cell>
          <table:table-cell office:value-type="date" office:date-value="2004-12-20">
            <text:p>20/12/04</text:p>
          </table:table-cell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NISSAN</text:p>
          </table:table-cell>
          <table:table-cell office:value-type="string">
            <text:p>MAXIMA</text:p>
          </table:table-cell>
          <table:table-cell office:value-type="date" office:date-value="2004-01-07">
            <text:p>07/01/04</text:p>
          </table:table-cell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NISSAN</text:p>
          </table:table-cell>
          <table:table-cell office:value-type="string">
            <text:p>PATHFINDER</text:p>
          </table:table-cell>
          <table:table-cell office:value-type="date" office:date-value="2004-01-12">
            <text:p>12/01/04</text:p>
          </table:table-cell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NISSAN</text:p>
          </table:table-cell>
          <table:table-cell office:value-type="string">
            <text:p>PULSAR</text:p>
          </table:table-cell>
          <table:table-cell office:value-type="date" office:date-value="2004-01-23">
            <text:p>23/01/04</text:p>
          </table:table-cell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NISSAN</text:p>
          </table:table-cell>
          <table:table-cell office:value-type="string">
            <text:p>QUEST</text:p>
          </table:table-cell>
          <table:table-cell office:value-type="date" office:date-value="2004-02-19">
            <text:p>19/02/04</text:p>
          </table:table-cell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NISSAN</text:p>
          </table:table-cell>
          <table:table-cell office:value-type="string">
            <text:p>SENTRA</text:p>
          </table:table-cell>
          <table:table-cell office:value-type="date" office:date-value="2004-02-26">
            <text:p>26/02/04</text:p>
          </table:table-cell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NISSAN</text:p>
          </table:table-cell>
          <table:table-cell office:value-type="string">
            <text:p>SE-R</text:p>
          </table:table-cell>
          <table:table-cell office:value-type="date" office:date-value="2004-02-28">
            <text:p>28/02/04</text:p>
          </table:table-cell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NISSAN</text:p>
          </table:table-cell>
          <table:table-cell office:value-type="string">
            <text:p>SKYLINE GT-R</text:p>
          </table:table-cell>
          <table:table-cell office:value-type="date" office:date-value="2004-03-16">
            <text:p>16/03/04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OLDSMOBILE</text:p>
          </table:table-cell>
          <table:table-cell office:value-type="string">
            <text:p>ALERO</text:p>
          </table:table-cell>
          <table:table-cell office:value-type="date" office:date-value="2004-03-24">
            <text:p>24/03/04</text:p>
          </table:table-cell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OLDSMOBILE</text:p>
          </table:table-cell>
          <table:table-cell office:value-type="string">
            <text:p>AURORA</text:p>
          </table:table-cell>
          <table:table-cell office:value-type="date" office:date-value="2004-06-22">
            <text:p>22/06/04</text:p>
          </table:table-cell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OLDSMOBILE</text:p>
          </table:table-cell>
          <table:table-cell office:value-type="string">
            <text:p>BRAVADA</text:p>
          </table:table-cell>
          <table:table-cell office:value-type="date" office:date-value="2004-07-14">
            <text:p>14/07/04</text:p>
          </table:table-cell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OLDSMOBILE</text:p>
          </table:table-cell>
          <table:table-cell office:value-type="string">
            <text:p>CUTLASS</text:p>
          </table:table-cell>
          <table:table-cell office:value-type="date" office:date-value="2004-09-03">
            <text:p>03/09/04</text:p>
          </table:table-cell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OLDSMOBILE</text:p>
          </table:table-cell>
          <table:table-cell office:value-type="string">
            <text:p>EIGHTY EIGHT</text:p>
          </table:table-cell>
          <table:table-cell office:value-type="date" office:date-value="2004-09-05">
            <text:p>05/09/04</text:p>
          </table:table-cell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OLDSMOBILE</text:p>
          </table:table-cell>
          <table:table-cell office:value-type="string">
            <text:p>NINETY EIGHT</text:p>
          </table:table-cell>
          <table:table-cell office:value-type="date" office:date-value="2004-10-27">
            <text:p>27/10/04</text:p>
          </table:table-cell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OLDSMOBILE</text:p>
          </table:table-cell>
          <table:table-cell office:value-type="string">
            <text:p>INTRIGUE</text:p>
          </table:table-cell>
          <table:table-cell office:value-type="date" office:date-value="2004-12-13">
            <text:p>13/12/04</text:p>
          </table:table-cell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OLDSMOBILE</text:p>
          </table:table-cell>
          <table:table-cell office:value-type="string">
            <text:p>REGENCY</text:p>
          </table:table-cell>
          <table:table-cell office:value-type="date" office:date-value="2005-02-12">
            <text:p>12/02/05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OLDSMOBILE</text:p>
          </table:table-cell>
          <table:table-cell office:value-type="string">
            <text:p>SILHOUETTE</text:p>
          </table:table-cell>
          <table:table-cell office:value-type="date" office:date-value="2005-02-21">
            <text:p>21/02/05</text:p>
          </table:table-cell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OLDSMOBILE</text:p>
          </table:table-cell>
          <table:table-cell office:value-type="string">
            <text:p>TORONADO</text:p>
          </table:table-cell>
          <table:table-cell office:value-type="date" office:date-value="2005-03-03">
            <text:p>03/03/05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PLYMOUTH</text:p>
          </table:table-cell>
          <table:table-cell office:value-type="string">
            <text:p>BARRACUDA</text:p>
          </table:table-cell>
          <table:table-cell office:value-type="date" office:date-value="2005-03-11">
            <text:p>11/03/05</text:p>
          </table:table-cell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PLYMOUTH</text:p>
          </table:table-cell>
          <table:table-cell office:value-type="string">
            <text:p>BREEZE</text:p>
          </table:table-cell>
          <table:table-cell office:value-type="date" office:date-value="2005-05-17">
            <text:p>17/05/05</text:p>
          </table:table-cell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PLYMOUTH</text:p>
          </table:table-cell>
          <table:table-cell office:value-type="string">
            <text:p>ECLIPSE</text:p>
          </table:table-cell>
          <table:table-cell office:value-type="date" office:date-value="2005-05-23">
            <text:p>23/05/05</text:p>
          </table:table-cell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PLYMOUTH</text:p>
          </table:table-cell>
          <table:table-cell office:value-type="string">
            <text:p>GRAND VOYAGER</text:p>
          </table:table-cell>
          <table:table-cell office:value-type="date" office:date-value="2005-07-03">
            <text:p>03/07/05</text:p>
          </table:table-cell>
        </table:table-row>
        <table:table-row table:style-name="ro2">
          <table:table-cell office:value-type="float" office:value="314">
            <text:p>314</text:p>
          </table:table-cell>
          <table:table-cell office:value-type="string">
            <text:p>PLYMOUTH</text:p>
          </table:table-cell>
          <table:table-cell office:value-type="string">
            <text:p>NEON</text:p>
          </table:table-cell>
          <table:table-cell office:value-type="date" office:date-value="2005-07-08">
            <text:p>08/07/05</text:p>
          </table:table-cell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PLYMOUTH</text:p>
          </table:table-cell>
          <table:table-cell office:value-type="string">
            <text:p>PROWLER</text:p>
          </table:table-cell>
          <table:table-cell office:value-type="date" office:date-value="2005-08-09">
            <text:p>09/08/05</text:p>
          </table:table-cell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PLYMOUTH</text:p>
          </table:table-cell>
          <table:table-cell office:value-type="string">
            <text:p>VALIANT</text:p>
          </table:table-cell>
          <table:table-cell office:value-type="date" office:date-value="2005-09-03">
            <text:p>03/09/05</text:p>
          </table:table-cell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PLYMOUTH</text:p>
          </table:table-cell>
          <table:table-cell office:value-type="string">
            <text:p>VOYAGER</text:p>
          </table:table-cell>
          <table:table-cell office:value-type="date" office:date-value="2005-09-05">
            <text:p>05/09/05</text:p>
          </table:table-cell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PONTIAC</text:p>
          </table:table-cell>
          <table:table-cell office:value-type="string">
            <text:p>AZTEC</text:p>
          </table:table-cell>
          <table:table-cell office:value-type="date" office:date-value="2005-09-29">
            <text:p>29/09/05</text:p>
          </table:table-cell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PONTIAC</text:p>
          </table:table-cell>
          <table:table-cell office:value-type="string">
            <text:p>BONNEVILLE</text:p>
          </table:table-cell>
          <table:table-cell office:value-type="date" office:date-value="2005-11-06">
            <text:p>06/11/05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PONTIAC</text:p>
          </table:table-cell>
          <table:table-cell office:value-type="string">
            <text:p>FIREBIRD</text:p>
          </table:table-cell>
          <table:table-cell office:value-type="date" office:date-value="2005-11-16">
            <text:p>16/11/05</text:p>
          </table:table-cell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PONTIAC</text:p>
          </table:table-cell>
          <table:table-cell office:value-type="string">
            <text:p>FIREBIRD FORMULA</text:p>
          </table:table-cell>
          <table:table-cell office:value-type="date" office:date-value="2005-12-24">
            <text:p>24/12/05</text:p>
          </table:table-cell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PONTIAC</text:p>
          </table:table-cell>
          <table:table-cell office:value-type="string">
            <text:p>FIREBIRD TRANS AM</text:p>
          </table:table-cell>
          <table:table-cell office:value-type="date" office:date-value="2005-01-30">
            <text:p>30/01/05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PONTIAC</text:p>
          </table:table-cell>
          <table:table-cell office:value-type="string">
            <text:p>G5</text:p>
          </table:table-cell>
          <table:table-cell office:value-type="date" office:date-value="2005-02-18">
            <text:p>18/02/05</text:p>
          </table:table-cell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PONTIAC</text:p>
          </table:table-cell>
          <table:table-cell office:value-type="string">
            <text:p>G6</text:p>
          </table:table-cell>
          <table:table-cell office:value-type="date" office:date-value="2005-04-17">
            <text:p>17/04/05</text:p>
          </table:table-cell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PONTIAC</text:p>
          </table:table-cell>
          <table:table-cell office:value-type="string">
            <text:p>GRAND AM</text:p>
          </table:table-cell>
          <table:table-cell office:value-type="date" office:date-value="2005-05-12">
            <text:p>12/05/05</text:p>
          </table:table-cell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PONTIAC</text:p>
          </table:table-cell>
          <table:table-cell office:value-type="string">
            <text:p>GRAND PRIX</text:p>
          </table:table-cell>
          <table:table-cell office:value-type="date" office:date-value="2005-05-16">
            <text:p>16/05/05</text:p>
          </table:table-cell>
        </table:table-row>
        <table:table-row table:style-name="ro2">
          <table:table-cell office:value-type="float" office:value="327">
            <text:p>327</text:p>
          </table:table-cell>
          <table:table-cell office:value-type="string">
            <text:p>PONTIAC</text:p>
          </table:table-cell>
          <table:table-cell office:value-type="string">
            <text:p>GTO</text:p>
          </table:table-cell>
          <table:table-cell office:value-type="date" office:date-value="2005-05-30">
            <text:p>30/05/05</text:p>
          </table:table-cell>
        </table:table-row>
        <table:table-row table:style-name="ro2">
          <table:table-cell office:value-type="float" office:value="328">
            <text:p>328</text:p>
          </table:table-cell>
          <table:table-cell office:value-type="string">
            <text:p>PONTIAC</text:p>
          </table:table-cell>
          <table:table-cell office:value-type="string">
            <text:p>MONTANA</text:p>
          </table:table-cell>
          <table:table-cell office:value-type="date" office:date-value="2005-06-25">
            <text:p>25/06/05</text:p>
          </table:table-cell>
        </table:table-row>
        <table:table-row table:style-name="ro2">
          <table:table-cell office:value-type="float" office:value="329">
            <text:p>329</text:p>
          </table:table-cell>
          <table:table-cell office:value-type="string">
            <text:p>PONTIAC</text:p>
          </table:table-cell>
          <table:table-cell office:value-type="string">
            <text:p>SOLSTICE</text:p>
          </table:table-cell>
          <table:table-cell office:value-type="date" office:date-value="2005-06-29">
            <text:p>29/06/05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PONTIAC</text:p>
          </table:table-cell>
          <table:table-cell office:value-type="string">
            <text:p>SUNFIRE</text:p>
          </table:table-cell>
          <table:table-cell office:value-type="date" office:date-value="2005-07-30">
            <text:p>30/07/05</text:p>
          </table:table-cell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PONTIAC</text:p>
          </table:table-cell>
          <table:table-cell office:value-type="string">
            <text:p>TEMPEST</text:p>
          </table:table-cell>
          <table:table-cell office:value-type="date" office:date-value="2005-08-08">
            <text:p>08/08/05</text:p>
          </table:table-cell>
        </table:table-row>
        <table:table-row table:style-name="ro2">
          <table:table-cell office:value-type="float" office:value="332">
            <text:p>332</text:p>
          </table:table-cell>
          <table:table-cell office:value-type="string">
            <text:p>PORSCHE</text:p>
          </table:table-cell>
          <table:table-cell office:value-type="float" office:value="911">
            <text:p>911</text:p>
          </table:table-cell>
          <table:table-cell office:value-type="date" office:date-value="2005-09-08">
            <text:p>08/09/0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PORSCHE</text:p>
          </table:table-cell>
          <table:table-cell office:value-type="string">
            <text:p>BOXSTER</text:p>
          </table:table-cell>
          <table:table-cell office:value-type="date" office:date-value="2005-09-09">
            <text:p>09/09/05</text:p>
          </table:table-cell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ROLLS-ROYCE</text:p>
          </table:table-cell>
          <table:table-cell office:value-type="string">
            <text:p>SILVER SERAPH</text:p>
          </table:table-cell>
          <table:table-cell office:value-type="date" office:date-value="2005-09-24">
            <text:p>24/09/05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ROLLS-ROYCE</text:p>
          </table:table-cell>
          <table:table-cell office:value-type="string">
            <text:p>SILVER SPUR</text:p>
          </table:table-cell>
          <table:table-cell office:value-type="date" office:date-value="2005-10-21">
            <text:p>21/10/05</text:p>
          </table:table-cell>
        </table:table-row>
        <table:table-row table:style-name="ro2">
          <table:table-cell office:value-type="float" office:value="336">
            <text:p>336</text:p>
          </table:table-cell>
          <table:table-cell office:value-type="string">
            <text:p>SAAB</text:p>
          </table:table-cell>
          <table:table-cell office:value-type="string">
            <text:p>3-Sep</text:p>
          </table:table-cell>
          <table:table-cell office:value-type="date" office:date-value="2005-10-21">
            <text:p>21/10/05</text:p>
          </table:table-cell>
        </table:table-row>
        <table:table-row table:style-name="ro2">
          <table:table-cell office:value-type="float" office:value="337">
            <text:p>337</text:p>
          </table:table-cell>
          <table:table-cell office:value-type="string">
            <text:p>SAAB</text:p>
          </table:table-cell>
          <table:table-cell office:value-type="string">
            <text:p>5-Sep</text:p>
          </table:table-cell>
          <table:table-cell office:value-type="date" office:date-value="2006-01-02">
            <text:p>02/01/06</text:p>
          </table:table-cell>
        </table:table-row>
        <table:table-row table:style-name="ro2">
          <table:table-cell office:value-type="float" office:value="338">
            <text:p>338</text:p>
          </table:table-cell>
          <table:table-cell office:value-type="string">
            <text:p>SATURN</text:p>
          </table:table-cell>
          <table:table-cell office:value-type="string">
            <text:p>ION</text:p>
          </table:table-cell>
          <table:table-cell office:value-type="date" office:date-value="2006-02-08">
            <text:p>08/02/06</text:p>
          </table:table-cell>
        </table:table-row>
        <table:table-row table:style-name="ro2">
          <table:table-cell office:value-type="float" office:value="339">
            <text:p>339</text:p>
          </table:table-cell>
          <table:table-cell office:value-type="string">
            <text:p>SATURN</text:p>
          </table:table-cell>
          <table:table-cell office:value-type="string">
            <text:p>SC</text:p>
          </table:table-cell>
          <table:table-cell office:value-type="date" office:date-value="2006-02-09">
            <text:p>09/02/06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SATURN</text:p>
          </table:table-cell>
          <table:table-cell office:value-type="string">
            <text:p>SKY</text:p>
          </table:table-cell>
          <table:table-cell office:value-type="date" office:date-value="2006-02-17">
            <text:p>17/02/06</text:p>
          </table:table-cell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SATURN</text:p>
          </table:table-cell>
          <table:table-cell office:value-type="string">
            <text:p>SL</text:p>
          </table:table-cell>
          <table:table-cell office:value-type="date" office:date-value="2006-04-11">
            <text:p>11/04/06</text:p>
          </table:table-cell>
        </table:table-row>
        <table:table-row table:style-name="ro2">
          <table:table-cell office:value-type="float" office:value="342">
            <text:p>342</text:p>
          </table:table-cell>
          <table:table-cell office:value-type="string">
            <text:p>SATURN</text:p>
          </table:table-cell>
          <table:table-cell office:value-type="string">
            <text:p>SW</text:p>
          </table:table-cell>
          <table:table-cell office:value-type="date" office:date-value="2006-04-18">
            <text:p>18/04/06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string">
            <text:p>SATURN</text:p>
          </table:table-cell>
          <table:table-cell office:value-type="string">
            <text:p>L-SERIES</text:p>
          </table:table-cell>
          <table:table-cell office:value-type="date" office:date-value="2006-04-29">
            <text:p>29/04/06</text:p>
          </table:table-cell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SATURN</text:p>
          </table:table-cell>
          <table:table-cell office:value-type="string">
            <text:p>VUE</text:p>
          </table:table-cell>
          <table:table-cell office:value-type="date" office:date-value="2006-05-18">
            <text:p>18/05/06</text:p>
          </table:table-cell>
        </table:table-row>
        <table:table-row table:style-name="ro2">
          <table:table-cell office:value-type="float" office:value="345">
            <text:p>345</text:p>
          </table:table-cell>
          <table:table-cell office:value-type="string">
            <text:p>SUBARU</text:p>
          </table:table-cell>
          <table:table-cell office:value-type="string">
            <text:p>B9 TRIBECA</text:p>
          </table:table-cell>
          <table:table-cell office:value-type="date" office:date-value="2006-05-30">
            <text:p>30/05/06</text:p>
          </table:table-cell>
        </table:table-row>
        <table:table-row table:style-name="ro2">
          <table:table-cell office:value-type="float" office:value="346">
            <text:p>346</text:p>
          </table:table-cell>
          <table:table-cell office:value-type="string">
            <text:p>SUBARU</text:p>
          </table:table-cell>
          <table:table-cell office:value-type="string">
            <text:p>BAJA</text:p>
          </table:table-cell>
          <table:table-cell office:value-type="date" office:date-value="2006-06-10">
            <text:p>10/06/06</text:p>
          </table:table-cell>
        </table:table-row>
        <table:table-row table:style-name="ro2">
          <table:table-cell office:value-type="float" office:value="347">
            <text:p>347</text:p>
          </table:table-cell>
          <table:table-cell office:value-type="string">
            <text:p>SUBARU</text:p>
          </table:table-cell>
          <table:table-cell office:value-type="string">
            <text:p>FORESTER</text:p>
          </table:table-cell>
          <table:table-cell office:value-type="date" office:date-value="2006-07-08">
            <text:p>08/07/06</text:p>
          </table:table-cell>
        </table:table-row>
        <table:table-row table:style-name="ro2">
          <table:table-cell office:value-type="float" office:value="348">
            <text:p>348</text:p>
          </table:table-cell>
          <table:table-cell office:value-type="string">
            <text:p>SUBARU</text:p>
          </table:table-cell>
          <table:table-cell office:value-type="string">
            <text:p>IMPREZA</text:p>
          </table:table-cell>
          <table:table-cell office:value-type="date" office:date-value="2006-07-27">
            <text:p>27/07/06</text:p>
          </table:table-cell>
        </table:table-row>
        <table:table-row table:style-name="ro2">
          <table:table-cell office:value-type="float" office:value="349">
            <text:p>349</text:p>
          </table:table-cell>
          <table:table-cell office:value-type="string">
            <text:p>SUBARU</text:p>
          </table:table-cell>
          <table:table-cell office:value-type="string">
            <text:p>LEGACY</text:p>
          </table:table-cell>
          <table:table-cell office:value-type="date" office:date-value="2006-07-29">
            <text:p>29/07/06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string">
            <text:p>SUBARU</text:p>
          </table:table-cell>
          <table:table-cell office:value-type="string">
            <text:p>SVX</text:p>
          </table:table-cell>
          <table:table-cell office:value-type="date" office:date-value="2006-08-09">
            <text:p>09/08/06</text:p>
          </table:table-cell>
        </table:table-row>
        <table:table-row table:style-name="ro2">
          <table:table-cell office:value-type="float" office:value="351">
            <text:p>351</text:p>
          </table:table-cell>
          <table:table-cell office:value-type="string">
            <text:p>SUZUKI</text:p>
          </table:table-cell>
          <table:table-cell office:value-type="string">
            <text:p>CAPUCCINO</text:p>
          </table:table-cell>
          <table:table-cell office:value-type="date" office:date-value="2006-08-09">
            <text:p>09/08/06</text:p>
          </table:table-cell>
        </table:table-row>
        <table:table-row table:style-name="ro2">
          <table:table-cell office:value-type="float" office:value="352">
            <text:p>352</text:p>
          </table:table-cell>
          <table:table-cell office:value-type="string">
            <text:p>SUZUKI</text:p>
          </table:table-cell>
          <table:table-cell office:value-type="string">
            <text:p>ESTEEM</text:p>
          </table:table-cell>
          <table:table-cell office:value-type="date" office:date-value="2006-08-23">
            <text:p>23/08/06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string">
            <text:p>SUZUKI</text:p>
          </table:table-cell>
          <table:table-cell office:value-type="string">
            <text:p>GRAND VITARA</text:p>
          </table:table-cell>
          <table:table-cell office:value-type="date" office:date-value="2006-09-04">
            <text:p>04/09/06</text:p>
          </table:table-cell>
        </table:table-row>
        <table:table-row table:style-name="ro2">
          <table:table-cell office:value-type="float" office:value="354">
            <text:p>354</text:p>
          </table:table-cell>
          <table:table-cell office:value-type="string">
            <text:p>SUZUKI</text:p>
          </table:table-cell>
          <table:table-cell office:value-type="string">
            <text:p>SWIFT</text:p>
          </table:table-cell>
          <table:table-cell office:value-type="date" office:date-value="2006-09-07">
            <text:p>07/09/06</text:p>
          </table:table-cell>
        </table:table-row>
        <table:table-row table:style-name="ro2">
          <table:table-cell office:value-type="float" office:value="355">
            <text:p>355</text:p>
          </table:table-cell>
          <table:table-cell office:value-type="string">
            <text:p>SUZUKI</text:p>
          </table:table-cell>
          <table:table-cell office:value-type="string">
            <text:p>VITARA</text:p>
          </table:table-cell>
          <table:table-cell office:value-type="date" office:date-value="2006-09-10">
            <text:p>10/09/06</text:p>
          </table:table-cell>
        </table:table-row>
        <table:table-row table:style-name="ro2">
          <table:table-cell office:value-type="float" office:value="356">
            <text:p>356</text:p>
          </table:table-cell>
          <table:table-cell office:value-type="string">
            <text:p>TOYOTA</text:p>
          </table:table-cell>
          <table:table-cell office:value-type="string">
            <text:p>4RUNNER</text:p>
          </table:table-cell>
          <table:table-cell office:value-type="date" office:date-value="2006-09-18">
            <text:p>18/09/06</text:p>
          </table:table-cell>
        </table:table-row>
        <table:table-row table:style-name="ro2">
          <table:table-cell office:value-type="float" office:value="357">
            <text:p>357</text:p>
          </table:table-cell>
          <table:table-cell office:value-type="string">
            <text:p>TOYOTA</text:p>
          </table:table-cell>
          <table:table-cell office:value-type="string">
            <text:p>AVALON</text:p>
          </table:table-cell>
          <table:table-cell office:value-type="date" office:date-value="2006-10-28">
            <text:p>28/10/06</text:p>
          </table:table-cell>
        </table:table-row>
        <table:table-row table:style-name="ro2">
          <table:table-cell office:value-type="float" office:value="358">
            <text:p>358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 office:value-type="date" office:date-value="2006-11-04">
            <text:p>04/11/06</text:p>
          </table:table-cell>
        </table:table-row>
        <table:table-row table:style-name="ro2">
          <table:table-cell office:value-type="float" office:value="359">
            <text:p>359</text:p>
          </table:table-cell>
          <table:table-cell office:value-type="string">
            <text:p>TOYOTA</text:p>
          </table:table-cell>
          <table:table-cell office:value-type="string">
            <text:p>CAMRY SOLARA</text:p>
          </table:table-cell>
          <table:table-cell office:value-type="date" office:date-value="2006-11-08">
            <text:p>08/11/06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string">
            <text:p>TOYOTA</text:p>
          </table:table-cell>
          <table:table-cell office:value-type="string">
            <text:p>CELICA</text:p>
          </table:table-cell>
          <table:table-cell office:value-type="date" office:date-value="2006-11-15">
            <text:p>15/11/06</text:p>
          </table:table-cell>
        </table:table-row>
        <table:table-row table:style-name="ro2">
          <table:table-cell office:value-type="float" office:value="361">
            <text:p>361</text:p>
          </table:table-cell>
          <table:table-cell office:value-type="string">
            <text:p>TOYOTA</text:p>
          </table:table-cell>
          <table:table-cell office:value-type="string">
            <text:p>COROLLA</text:p>
          </table:table-cell>
          <table:table-cell office:value-type="date" office:date-value="2006-11-23">
            <text:p>23/11/06</text:p>
          </table:table-cell>
        </table:table-row>
        <table:table-row table:style-name="ro2">
          <table:table-cell office:value-type="float" office:value="362">
            <text:p>362</text:p>
          </table:table-cell>
          <table:table-cell office:value-type="string">
            <text:p>TOYOTA</text:p>
          </table:table-cell>
          <table:table-cell office:value-type="string">
            <text:p>LAND CRUISER</text:p>
          </table:table-cell>
          <table:table-cell office:value-type="date" office:date-value="2006-12-01">
            <text:p>01/12/06</text:p>
          </table:table-cell>
        </table:table-row>
        <table:table-row table:style-name="ro2">
          <table:table-cell office:value-type="float" office:value="363">
            <text:p>363</text:p>
          </table:table-cell>
          <table:table-cell office:value-type="string">
            <text:p>TOYOTA</text:p>
          </table:table-cell>
          <table:table-cell office:value-type="string">
            <text:p>MR2</text:p>
          </table:table-cell>
          <table:table-cell office:value-type="date" office:date-value="2006-02-11">
            <text:p>11/02/06</text:p>
          </table:table-cell>
        </table:table-row>
        <table:table-row table:style-name="ro2">
          <table:table-cell office:value-type="float" office:value="364">
            <text:p>364</text:p>
          </table:table-cell>
          <table:table-cell office:value-type="string">
            <text:p>TOYOTA</text:p>
          </table:table-cell>
          <table:table-cell office:value-type="string">
            <text:p>RAV4</text:p>
          </table:table-cell>
          <table:table-cell office:value-type="date" office:date-value="2006-02-17">
            <text:p>17/02/06</text:p>
          </table:table-cell>
        </table:table-row>
        <table:table-row table:style-name="ro2">
          <table:table-cell office:value-type="float" office:value="365">
            <text:p>365</text:p>
          </table:table-cell>
          <table:table-cell office:value-type="string">
            <text:p>TOYOTA</text:p>
          </table:table-cell>
          <table:table-cell office:value-type="string">
            <text:p>SIENNA</text:p>
          </table:table-cell>
          <table:table-cell office:value-type="date" office:date-value="2006-03-02">
            <text:p>02/03/06</text:p>
          </table:table-cell>
        </table:table-row>
        <table:table-row table:style-name="ro2">
          <table:table-cell office:value-type="float" office:value="366">
            <text:p>366</text:p>
          </table:table-cell>
          <table:table-cell office:value-type="string">
            <text:p>TOYOTA</text:p>
          </table:table-cell>
          <table:table-cell office:value-type="string">
            <text:p>SUPRA</text:p>
          </table:table-cell>
          <table:table-cell office:value-type="date" office:date-value="2006-03-07">
            <text:p>07/03/06</text:p>
          </table:table-cell>
        </table:table-row>
        <table:table-row table:style-name="ro2">
          <table:table-cell office:value-type="float" office:value="367">
            <text:p>367</text:p>
          </table:table-cell>
          <table:table-cell office:value-type="string">
            <text:p>TOYOTA</text:p>
          </table:table-cell>
          <table:table-cell office:value-type="string">
            <text:p>T100</text:p>
          </table:table-cell>
          <table:table-cell office:value-type="date" office:date-value="2006-04-11">
            <text:p>11/04/06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string">
            <text:p>TOYOTA</text:p>
          </table:table-cell>
          <table:table-cell office:value-type="string">
            <text:p>TACOMA</text:p>
          </table:table-cell>
          <table:table-cell office:value-type="date" office:date-value="2006-04-15">
            <text:p>15/04/06</text:p>
          </table:table-cell>
        </table:table-row>
        <table:table-row table:style-name="ro2">
          <table:table-cell office:value-type="float" office:value="369">
            <text:p>369</text:p>
          </table:table-cell>
          <table:table-cell office:value-type="string">
            <text:p>TOYOTA</text:p>
          </table:table-cell>
          <table:table-cell office:value-type="string">
            <text:p>TERCEL</text:p>
          </table:table-cell>
          <table:table-cell office:value-type="date" office:date-value="2006-05-03">
            <text:p>03/05/06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string">
            <text:p>VOLKSWAGEN</text:p>
          </table:table-cell>
          <table:table-cell office:value-type="string">
            <text:p>BEETLE</text:p>
          </table:table-cell>
          <table:table-cell office:value-type="date" office:date-value="2006-05-08">
            <text:p>08/05/06</text:p>
          </table:table-cell>
        </table:table-row>
        <table:table-row table:style-name="ro2">
          <table:table-cell office:value-type="float" office:value="371">
            <text:p>371</text:p>
          </table:table-cell>
          <table:table-cell office:value-type="string">
            <text:p>VOLKSWAGEN</text:p>
          </table:table-cell>
          <table:table-cell office:value-type="string">
            <text:p>CABRIO</text:p>
          </table:table-cell>
          <table:table-cell office:value-type="date" office:date-value="2006-05-18">
            <text:p>18/05/06</text:p>
          </table:table-cell>
        </table:table-row>
        <table:table-row table:style-name="ro2">
          <table:table-cell office:value-type="float" office:value="372">
            <text:p>372</text:p>
          </table:table-cell>
          <table:table-cell office:value-type="string">
            <text:p>VOLKSWAGEN</text:p>
          </table:table-cell>
          <table:table-cell office:value-type="string">
            <text:p>CORRADO</text:p>
          </table:table-cell>
          <table:table-cell office:value-type="date" office:date-value="2006-07-01">
            <text:p>01/07/06</text:p>
          </table:table-cell>
        </table:table-row>
        <table:table-row table:style-name="ro2">
          <table:table-cell office:value-type="float" office:value="373">
            <text:p>373</text:p>
          </table:table-cell>
          <table:table-cell office:value-type="string">
            <text:p>VOLKSWAGEN</text:p>
          </table:table-cell>
          <table:table-cell office:value-type="string">
            <text:p>EUROVAN</text:p>
          </table:table-cell>
          <table:table-cell office:value-type="date" office:date-value="2006-07-09">
            <text:p>09/07/06</text:p>
          </table:table-cell>
        </table:table-row>
        <table:table-row table:style-name="ro2">
          <table:table-cell office:value-type="float" office:value="374">
            <text:p>374</text:p>
          </table:table-cell>
          <table:table-cell office:value-type="string">
            <text:p>VOLKSWAGEN</text:p>
          </table:table-cell>
          <table:table-cell office:value-type="string">
            <text:p>GOLF</text:p>
          </table:table-cell>
          <table:table-cell office:value-type="date" office:date-value="2006-09-07">
            <text:p>07/09/06</text:p>
          </table:table-cell>
        </table:table-row>
        <table:table-row table:style-name="ro2">
          <table:table-cell office:value-type="float" office:value="375">
            <text:p>375</text:p>
          </table:table-cell>
          <table:table-cell office:value-type="string">
            <text:p>VOLKSWAGEN</text:p>
          </table:table-cell>
          <table:table-cell office:value-type="string">
            <text:p>JETTA</text:p>
          </table:table-cell>
          <table:table-cell office:value-type="date" office:date-value="2006-09-25">
            <text:p>25/09/06</text:p>
          </table:table-cell>
        </table:table-row>
        <table:table-row table:style-name="ro2">
          <table:table-cell office:value-type="float" office:value="376">
            <text:p>376</text:p>
          </table:table-cell>
          <table:table-cell office:value-type="string">
            <text:p>VOLKSWAGEN</text:p>
          </table:table-cell>
          <table:table-cell office:value-type="string">
            <text:p>NEW BEETLE</text:p>
          </table:table-cell>
          <table:table-cell office:value-type="date" office:date-value="2006-09-28">
            <text:p>28/09/06</text:p>
          </table:table-cell>
        </table:table-row>
        <table:table-row table:style-name="ro2">
          <table:table-cell office:value-type="float" office:value="377">
            <text:p>377</text:p>
          </table:table-cell>
          <table:table-cell office:value-type="string">
            <text:p>VOLKSWAGEN</text:p>
          </table:table-cell>
          <table:table-cell office:value-type="string">
            <text:p>PASSAT</text:p>
          </table:table-cell>
          <table:table-cell office:value-type="date" office:date-value="2006-10-08">
            <text:p>08/10/06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string">
            <text:p>VOLKSWAGEN</text:p>
          </table:table-cell>
          <table:table-cell office:value-type="string">
            <text:p>PASSAT GLS</text:p>
          </table:table-cell>
          <table:table-cell office:value-type="date" office:date-value="2006-10-13">
            <text:p>13/10/06</text:p>
          </table:table-cell>
        </table:table-row>
        <table:table-row table:style-name="ro2">
          <table:table-cell office:value-type="float" office:value="379">
            <text:p>379</text:p>
          </table:table-cell>
          <table:table-cell office:value-type="string">
            <text:p>VOLKSWAGEN</text:p>
          </table:table-cell>
          <table:table-cell office:value-type="string">
            <text:p>PHAETON</text:p>
          </table:table-cell>
          <table:table-cell office:value-type="date" office:date-value="2006-10-17">
            <text:p>17/10/06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string">
            <text:p>VOLKSWAGEN</text:p>
          </table:table-cell>
          <table:table-cell office:value-type="string">
            <text:p>POLO</text:p>
          </table:table-cell>
          <table:table-cell office:value-type="date" office:date-value="2006-11-05">
            <text:p>05/11/06</text:p>
          </table:table-cell>
        </table:table-row>
        <table:table-row table:style-name="ro2">
          <table:table-cell office:value-type="float" office:value="381">
            <text:p>381</text:p>
          </table:table-cell>
          <table:table-cell office:value-type="string">
            <text:p>VOLKSWAGEN</text:p>
          </table:table-cell>
          <table:table-cell office:value-type="string">
            <text:p>RABBIT</text:p>
          </table:table-cell>
          <table:table-cell office:value-type="date" office:date-value="2006-11-19">
            <text:p>19/11/06</text:p>
          </table:table-cell>
        </table:table-row>
        <table:table-row table:style-name="ro2">
          <table:table-cell office:value-type="float" office:value="382">
            <text:p>382</text:p>
          </table:table-cell>
          <table:table-cell office:value-type="string">
            <text:p>VOLKSWAGEN</text:p>
          </table:table-cell>
          <table:table-cell office:value-type="string">
            <text:p>SCIROCCO</text:p>
          </table:table-cell>
          <table:table-cell office:value-type="date" office:date-value="2006-11-27">
            <text:p>27/11/06</text:p>
          </table:table-cell>
        </table:table-row>
        <table:table-row table:style-name="ro2">
          <table:table-cell office:value-type="float" office:value="383">
            <text:p>383</text:p>
          </table:table-cell>
          <table:table-cell office:value-type="string">
            <text:p>VOLVO</text:p>
          </table:table-cell>
          <table:table-cell office:value-type="float" office:value="240">
            <text:p>240</text:p>
          </table:table-cell>
          <table:table-cell office:value-type="date" office:date-value="2006-11-27">
            <text:p>27/11/06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string">
            <text:p>VOLVO</text:p>
          </table:table-cell>
          <table:table-cell office:value-type="string">
            <text:p>242 GT</text:p>
          </table:table-cell>
          <table:table-cell office:value-type="date" office:date-value="2006-12-16">
            <text:p>16/12/06</text:p>
          </table:table-cell>
        </table:table-row>
        <table:table-row table:style-name="ro2">
          <table:table-cell office:value-type="float" office:value="385">
            <text:p>385</text:p>
          </table:table-cell>
          <table:table-cell office:value-type="string">
            <text:p>VOLVO</text:p>
          </table:table-cell>
          <table:table-cell office:value-type="string">
            <text:p>262 COUPE</text:p>
          </table:table-cell>
          <table:table-cell office:value-type="date" office:date-value="2006-12-19">
            <text:p>19/12/06</text:p>
          </table:table-cell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VOLVO</text:p>
          </table:table-cell>
          <table:table-cell office:value-type="float" office:value="780">
            <text:p>780</text:p>
          </table:table-cell>
          <table:table-cell office:value-type="date" office:date-value="2007-02-22">
            <text:p>22/02/07</text:p>
          </table:table-cell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VOLVO</text:p>
          </table:table-cell>
          <table:table-cell office:value-type="float" office:value="850">
            <text:p>850</text:p>
          </table:table-cell>
          <table:table-cell office:value-type="date" office:date-value="2007-03-17">
            <text:p>17/03/07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string">
            <text:p>VOLVO</text:p>
          </table:table-cell>
          <table:table-cell office:value-type="string">
            <text:p>C30</text:p>
          </table:table-cell>
          <table:table-cell office:value-type="date" office:date-value="2007-04-28">
            <text:p>28/04/07</text:p>
          </table:table-cell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VOLVO</text:p>
          </table:table-cell>
          <table:table-cell office:value-type="string">
            <text:p>C70</text:p>
          </table:table-cell>
          <table:table-cell office:value-type="date" office:date-value="2007-04-29">
            <text:p>29/04/07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string">
            <text:p>VOLVO</text:p>
          </table:table-cell>
          <table:table-cell office:value-type="string">
            <text:p>CROSS COUNTRY</text:p>
          </table:table-cell>
          <table:table-cell office:value-type="date" office:date-value="2007-05-20">
            <text:p>20/05/07</text:p>
          </table:table-cell>
        </table:table-row>
        <table:table-row table:style-name="ro2">
          <table:table-cell office:value-type="float" office:value="391">
            <text:p>391</text:p>
          </table:table-cell>
          <table:table-cell office:value-type="string">
            <text:p>VOLVO</text:p>
          </table:table-cell>
          <table:table-cell office:value-type="string">
            <text:p>P1800</text:p>
          </table:table-cell>
          <table:table-cell office:value-type="date" office:date-value="2007-06-25">
            <text:p>25/06/07</text:p>
          </table:table-cell>
        </table:table-row>
        <table:table-row table:style-name="ro2">
          <table:table-cell office:value-type="float" office:value="392">
            <text:p>392</text:p>
          </table:table-cell>
          <table:table-cell office:value-type="string">
            <text:p>VOLVO</text:p>
          </table:table-cell>
          <table:table-cell office:value-type="string">
            <text:p>RS</text:p>
          </table:table-cell>
          <table:table-cell office:value-type="date" office:date-value="2007-07-04">
            <text:p>04/07/07</text:p>
          </table:table-cell>
        </table:table-row>
        <table:table-row table:style-name="ro2">
          <table:table-cell office:value-type="float" office:value="393">
            <text:p>393</text:p>
          </table:table-cell>
          <table:table-cell office:value-type="string">
            <text:p>VOLVO</text:p>
          </table:table-cell>
          <table:table-cell office:value-type="string">
            <text:p>S40</text:p>
          </table:table-cell>
          <table:table-cell office:value-type="date" office:date-value="2007-07-08">
            <text:p>08/07/07</text:p>
          </table:table-cell>
        </table:table-row>
        <table:table-row table:style-name="ro2">
          <table:table-cell office:value-type="float" office:value="394">
            <text:p>394</text:p>
          </table:table-cell>
          <table:table-cell office:value-type="string">
            <text:p>VOLVO</text:p>
          </table:table-cell>
          <table:table-cell office:value-type="string">
            <text:p>S60</text:p>
          </table:table-cell>
          <table:table-cell office:value-type="date" office:date-value="2007-09-07">
            <text:p>07/09/07</text:p>
          </table:table-cell>
        </table:table-row>
        <table:table-row table:style-name="ro2">
          <table:table-cell office:value-type="float" office:value="395">
            <text:p>395</text:p>
          </table:table-cell>
          <table:table-cell office:value-type="string">
            <text:p>VOLVO</text:p>
          </table:table-cell>
          <table:table-cell office:value-type="string">
            <text:p>S70</text:p>
          </table:table-cell>
          <table:table-cell office:value-type="date" office:date-value="2007-09-12">
            <text:p>12/09/07</text:p>
          </table:table-cell>
        </table:table-row>
        <table:table-row table:style-name="ro2">
          <table:table-cell office:value-type="float" office:value="396">
            <text:p>396</text:p>
          </table:table-cell>
          <table:table-cell office:value-type="string">
            <text:p>VOLVO</text:p>
          </table:table-cell>
          <table:table-cell office:value-type="string">
            <text:p>S80</text:p>
          </table:table-cell>
          <table:table-cell office:value-type="date" office:date-value="2007-09-19">
            <text:p>19/09/07</text:p>
          </table:table-cell>
        </table:table-row>
        <table:table-row table:style-name="ro2">
          <table:table-cell office:value-type="float" office:value="397">
            <text:p>397</text:p>
          </table:table-cell>
          <table:table-cell office:value-type="string">
            <text:p>VOLVO</text:p>
          </table:table-cell>
          <table:table-cell office:value-type="string">
            <text:p>S90</text:p>
          </table:table-cell>
          <table:table-cell office:value-type="date" office:date-value="2007-09-27">
            <text:p>27/09/07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string">
            <text:p>VOLVO</text:p>
          </table:table-cell>
          <table:table-cell office:value-type="string">
            <text:p>V40</text:p>
          </table:table-cell>
          <table:table-cell office:value-type="date" office:date-value="2007-11-10">
            <text:p>10/11/07</text:p>
          </table:table-cell>
        </table:table-row>
        <table:table-row table:style-name="ro2">
          <table:table-cell office:value-type="float" office:value="399">
            <text:p>399</text:p>
          </table:table-cell>
          <table:table-cell office:value-type="string">
            <text:p>VOLVO</text:p>
          </table:table-cell>
          <table:table-cell office:value-type="string">
            <text:p>V70</text:p>
          </table:table-cell>
          <table:table-cell office:value-type="date" office:date-value="2007-11-18">
            <text:p>18/11/07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VOLVO</text:p>
          </table:table-cell>
          <table:table-cell office:value-type="string">
            <text:p>XC90</text:p>
          </table:table-cell>
          <table:table-cell office:value-type="date" office:date-value="2007-12-15">
            <text:p>15/12/0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3/04/2014</text:date>, <text:time>16:2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3T16:26:02.67</dc:date>
    <dc:creator>Oksana Lavignac</dc:creator>
    <meta:document-statistic meta:table-count="1" meta:cell-count="1604" meta:object-count="0"/>
    <meta:generator>OpenOffice/4.0.1$Win32 OpenOffice.org_project/401m5$Build-9714</meta:generator>
  </office:meta>
</office:document-meta>
</file>